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text-properties fo:font-size="16.5pt" style:font-size-asian="16.5pt" style:font-size-complex="16.5pt"/>
    </style:style>
    <style:style style:name="P94" style:family="paragraph" style:parent-style-name="Standard">
      <style:text-properties fo:font-size="16.5pt" fo:font-weight="bold" style:font-size-asian="16.5pt" style:font-weight-asian="bold" style:font-size-complex="16.5pt" style:font-weight-complex="bold"/>
    </style:style>
    <style:style style:name="P95" style:family="paragraph" style:parent-style-name="Standard">
      <style:text-properties fo:font-size="16.5pt" fo:font-weight="normal" style:font-size-asian="16.5pt" style:font-weight-asian="normal" style:font-size-complex="16.5pt" style:font-weight-complex="normal"/>
    </style:style>
    <style:style style:name="P96" style:family="paragraph" style:parent-style-name="Standard">
      <style:text-properties fo:font-size="12.5pt" fo:font-weight="bold" style:font-size-asian="12.5pt" style:font-weight-asian="bold" style:font-size-complex="12.5pt" style:font-weight-complex="bold"/>
    </style:style>
    <style:style style:name="P97" style:family="paragraph" style:parent-style-name="Standard">
      <style:text-properties fo:font-size="12.5pt" style:font-size-asian="12.5pt" style:font-size-complex="12.5pt"/>
    </style:style>
    <style:style style:name="P9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9" style:family="paragraph" style:parent-style-name="Standard">
      <style:text-properties fo:font-size="14pt" style:font-size-asian="14pt" style:font-size-complex="14pt"/>
    </style:style>
    <style:style style:name="P100" style:family="paragraph" style:parent-style-name="Standard">
      <style:text-properties fo:font-size="14pt" fo:font-weight="normal" style:font-size-asian="14pt" style:font-weight-asian="normal" style:font-size-complex="14pt" style:font-weight-complex="normal"/>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7" style:family="paragraph" style:parent-style-name="Standard">
      <style:text-properties fo:font-size="13pt" fo:font-weight="normal" style:font-size-asian="13pt" style:font-weight-asian="normal" style:font-size-complex="13pt" style:font-weight-complex="normal"/>
    </style:style>
    <style:style style:name="P108" style:family="paragraph" style:parent-style-name="Standard">
      <style:text-properties fo:font-size="13pt" style:font-size-asian="13pt" style:font-size-complex="13pt"/>
    </style:style>
    <style:style style:name="P109" style:family="paragraph" style:parent-style-name="Standard">
      <style:text-properties fo:font-size="13pt" fo:font-weight="bold" style:font-size-asian="13pt" style:font-weight-asian="bold" style:font-size-complex="13pt" style:font-weight-complex="bold"/>
    </style:style>
    <style:style style:name="P110" style:family="paragraph" style:parent-style-name="Standard">
      <style:text-properties fo:font-size="12pt" style:font-size-asian="12pt" style:font-size-complex="12pt"/>
    </style:style>
    <style:style style:name="P11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at May 4, 2019 <text:span text:style-name="T1">5.5 miles</text:span></text:p>
      <text:p text:style-name="P8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fast.</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2294652355111627568" text:style-name="L1">
        <text:list-item>
          <text:list>
            <text:list-header>
              <text:p text:style-name="P114">1.25 miles at various paces on roads, 1.5 miles on the track at about</text:p>
              <text:p text:style-name="P114">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93">Mon July 29, 2019 <text:span text:style-name="T1">4.3 miles</text:span></text:p>
      <text:p text:style-name="P93">I ran with our running group on the Greendale Cemetery 510 meter loop.</text:p>
      <text:p text:style-name="P94">warm up: <text:span text:style-name="T2">1.3 miles</text:span></text:p>
      <text:p text:style-name="P94">Run: <text:span text:style-name="T2">1 x 200m (54s mainly downhill) and jog 300m</text:span></text:p>
      <text:p text:style-name="P95">5 x 510m with about a 300m jog between the runs</text:p>
      <text:p text:style-name="P95">My times: 2:34, 2:34, 2:29, 2:30, 2:21</text:p>
      <text:p text:style-name="P94">Warm down:<text:span text:style-name="T2"> 510m jog</text:span></text:p>
      <text:p text:style-name="P95"/>
      <text:p text:style-name="P94"><text:span text:style-name="T2">Tues July 30, 2019 </text:span>no running</text:p>
      <text:p text:style-name="P95"/>
      <text:p text:style-name="P93">Wed July 31, 2019 <text:span text:style-name="T1">5 miles</text:span></text:p>
      <text:p text:style-name="P93">I ran with our running group on the Greendale Cemetery 510 meter loop.</text:p>
      <text:p text:style-name="P94">warm up: <text:span text:style-name="T2">1 mile in 9:50, rest 2 minutes, 1 mile in 10:45, rest 7 minutes </text:span></text:p>
      <text:p text:style-name="P94">Run: <text:span text:style-name="T2">1 x 200m (54s mainly downhill) and jog 300m</text:span></text:p>
      <text:p text:style-name="P95">5 x 510m with about a 300m jog between the runs</text:p>
      <text:p text:style-name="P95">My times: 2:37, 2:29, 2:22, 2:24, 2:21</text:p>
      <text:p text:style-name="P94">Warm down:<text:span text:style-name="T2"> 510m jog</text:span></text:p>
      <text:p text:style-name="P95"/>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800653315305482987" text:style-name="L2">
        <text:list-item>
          <text:list>
            <text:list-header>
              <text:p text:style-name="P116">1.75 mile warm up at about 10:00/mile and rest a few minutes</text:p>
              <text:p text:style-name="P116">1 x 200, 4 x 400, 1 x 200 with about a 350m jog after each run. <text:s/></text:p>
              <text:p text:style-name="P116">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2327417777181076096" text:style-name="L3">
        <text:list-item>
          <text:list>
            <text:list-header>
              <text:p text:style-name="P117">5.5 miles averaging 12:27/mile</text:p>
              <text:p text:style-name="P117">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2">Sat Dec 14, 2019 </text:span><text:span text:style-name="T13">no running</text:span></text:p>
      <text:p text:style-name="P2"/>
      <text:p text:style-name="P62"><text:span text:style-name="T12">Sun Dec 15, 2019 </text:span><text:span text:style-name="T13">no running</text:span><text:span text:style-name="T12"> <text:s text:c="2"/></text:span></text:p>
      <text:p text:style-name="P2"/>
      <text:p text:style-name="P62"><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2">Tues Dec 17, 2019 </text:span><text:span text:style-name="T13">6.35 miles</text:span><text:span text:style-name="T12"> <text:s/></text:span></text:p>
      <text:p text:style-name="P2">I ran on a Wise Center treadmill.</text:p>
      <text:p text:style-name="P62"><text:span text:style-name="T13">warm up:</text:span><text:span text:style-name="T12"> 1 mile in about 9:35 and rest 5 minutes</text:span></text:p>
      <text:p text:style-name="P62"><text:span text:style-name="T13">Run:</text:span><text:span text:style-name="T12">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6"><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6"><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6"><text:span text:style-name="T14">Wed Dec 25, 2019 </text:span><text:span text:style-name="T12">no running</text:span><text:span text:style-name="T14"> <text:s/></text:span></text:p>
      <text:p text:style-name="P2"/>
      <text:p text:style-name="P46"><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2">warm up:</text:span><text:span text:style-name="T14"> 1 mile in 9:25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6"><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2">warm up:</text:span><text:span text:style-name="T14"> 1 mile in 9:20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2"/>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5908560284602561381" text:style-name="L4">
        <text:list-item>
          <text:p text:style-name="P11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8">Continue adjusting the speed so HR stays near 142. <text:s/>Also continue taking splits for each mile and remembering HR at the end of each mile. <text:s/>Stop running after a mile split goes above 9:30. <text:s/></text:p>
        </text:list-item>
        <text:list-item>
          <text:p text:style-name="P11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5">In the past week: </text:span><text:span text:style-name="T1">27 miles</text:span></text:p>
      <text:p text:style-name="P81"><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left on Jefferson, down to Randolf, left into Greendale Cemetery. Up to 510 meter loop, around the loop 4 times and back home the same way I came. Same run as last Friday. It was cold today, wore sweats.</text:p>
      <text:p text:style-name="P39">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3"/>
      <text:p text:style-name="P23"/>
      <text:p text:style-name="P23"/>
      <text:p text:style-name="P23"/>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596730942899755633" text:style-name="L5">
        <text:list-item>
          <text:list>
            <text:list-header>
              <text:p text:style-name="P124">0.75 mile splits: 9:06, 9:24, 8:13</text:p>
              <text:p text:style-name="P12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3546386097587300918" text:style-name="L6">
        <text:list-item>
          <text:list>
            <text:list-header>
              <text:p text:style-name="P140"><text:span text:style-name="T1">warm up:</text:span> 0.2 mile jog and rest 2 minutes</text:p>
              <text:p text:style-name="P140"><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7">Warm down:</text:span><text:span text:style-name="T16">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7">Warm down:</text:span><text:span text:style-name="T16">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7">Warm down:</text:span><text:span text:style-name="T16"> 0.75 miles home</text:span></text:p>
      <text:p text:style-name="P68"/>
      <text:p text:style-name="P68"><text:span text:style-name="T16">Thur July 30, 2020 </text:span><text:span text:style-name="T1">2.5</text:span><text:span text:style-name="T15"> miles</text:span><text:span text:style-name="T16"> <text:s text:c="2"/></text:span></text:p>
      <text:p text:style-name="P68"><text:span text:style-name="T1">warm up:</text:span> 0.25 miles to the cemetery loop</text:p>
      <text:p text:style-name="P68"><text:span text:style-name="T1">Run:</text:span> 2 miles on the loop in 20:32</text:p>
      <text:p text:style-name="P10"><text:span text:style-name="T17">Warm down:</text:span><text:span text:style-name="T16"> 0.25 miles home</text:span></text:p>
      <text:p text:style-name="P68"/>
      <text:p text:style-name="P10"><text:span text:style-name="T16">Fri July 31, 2020 </text:span><text:span text:style-name="T17">2 miles</text:span><text:span text:style-name="T16">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6"/>
      <text:p text:style-name="P9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7"/>
      <text:p text:style-name="P9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7"/>
      <text:p text:style-name="P9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7"><text:tab/><text:tab/><text:tab/><text:tab/><text:tab/><text:tab/><text:tab/><text:tab/><text:tab/><text:tab/><text:tab/>Result for 5.4 miles</text:p>
      <text:p text:style-name="P97"><text:s text:c="24"/>Times and totals<text:tab/><text:tab/><text:tab/><text:tab/> <text:s text:c="4"/>Start Times <text:s text:c="5"/><text:tab/>August 1, 2020</text:p>
      <text:p text:style-name="P98">Jim<text:tab/>16:01, 15:44, 15:07 Total = 46:52 -&gt; 46:00<text:tab/><text:tab/>0<text:tab/><text:tab/>47:16</text:p>
      <text:p text:style-name="P97">Bill<text:tab/> <text:s text:c="3"/>15:12, 15:11, 15:17 Total = 45:40<text:tab/><text:tab/><text:tab/>0:20<text:tab/><text:tab/>46:08<text:tab/><text:tab/></text:p>
      <text:p text:style-name="P97">Brian <text:s text:c="6"/>15:01, 15:23, 14:30 Total = 44:54<text:tab/><text:tab/><text:tab/>1:06</text:p>
      <text:p text:style-name="P97">David <text:s text:c="5"/>15:02, 15:06, 13:21 Total = 43:29<text:tab/><text:tab/><text:tab/>2:31<text:tab/><text:tab/>43:38</text:p>
      <text:p text:style-name="P97">Tim <text:s text:c="8"/>14:52, 13:56, 12:51 Total = 41:39<text:tab/><text:tab/><text:tab/>4:21</text:p>
      <text:p text:style-name="P97">Colton<text:tab/> <text:s text:c="3"/>13:56, 13:03, 12:16 Total = 39:15<text:tab/><text:tab/><text:tab/>6:45</text:p>
      <text:p text:style-name="P97"/>
      <text:p text:style-name="P9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7"/>
      <text:p text:style-name="P9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9"><text:soft-page-break/>Sun <text:s/>Aug 2, 2020 <text:span text:style-name="T1">5 miles</text:span></text:p>
      <text:p text:style-name="P100"><text:span text:style-name="T1">Run:</text:span> 5 miles on the “Morning Loop” in the counter clockwise direction averaging 10:15/mile.</text:p>
      <text:p text:style-name="P99"/>
      <text:p text:style-name="P99">Mon Aug 3, 2020 <text:span text:style-name="T1">5.25 miles</text:span></text:p>
      <text:p text:style-name="P99"><text:span text:style-name="T1">warm up:</text:span> <text:s/>0.25 miles to the cemetery loop</text:p>
      <text:p text:style-name="P101">Run: <text:s/><text:span text:style-name="T2">½ mile down and ½ mile up hill in 10:30, elevation change is 120 feet, rest 2:00</text:span></text:p>
      <text:p text:style-name="P100">6 x 0.317 miles on the loop with a 0.317 mile jog between the runs</text:p>
      <text:p text:style-name="P100">average time for runs: 2:49 (8:53/mile), average time for jogs: 3:24 (10:45/mile)</text:p>
      <text:p text:style-name="P100">Vertical ascent on one loop: 22 feet</text:p>
      <text:p text:style-name="P101">Warm down:<text:span text:style-name="T2"> <text:s/>0.5 mile jog</text:span></text:p>
      <text:p text:style-name="P100"/>
      <text:p text:style-name="P100"/>
      <text:p text:style-name="P99">Tues Aug 4, 2020 <text:span text:style-name="T1">5.35 miles <text:s/></text:span><text:span text:style-name="T2">(The same workout as yesterday)</text:span></text:p>
      <text:p text:style-name="P99"><text:span text:style-name="T1">warm up:</text:span> <text:s/>0.25 miles to the cemetery loop</text:p>
      <text:p text:style-name="P101">Run: <text:s/><text:span text:style-name="T2">½ mile down and ½ mile up hill in 9:57, elevation change is 120 feet, rest 3:00</text:span></text:p>
      <text:p text:style-name="P100">6 x 0.317 miles on the loop with a 0.317 mile jog between the runs</text:p>
      <text:p text:style-name="P100">average time for runs: 2:40 (8:25/mile), average time for jogs: 3:33 (11:12/mile)</text:p>
      <text:p text:style-name="P100">The last 0.317 mile run in 2:25 (7:37/mile)</text:p>
      <text:p text:style-name="P100">Vertical ascent on one loop: 22 feet</text:p>
      <text:p text:style-name="P100">Warm down: <text:s/>0.6 mile jog</text:p>
      <text:p text:style-name="P100"/>
      <text:p text:style-name="P100">Wed Aug 5, 2020 <text:span text:style-name="T1">5 miles running </text:span>(1 mile walking and 5 miles of running)</text:p>
      <text:p text:style-name="P100">I ran and walked 6 miles on hilly roads and averaged 12:10/mile. <text:s/>I walked 10 times for a total of 1 mile of walking and 5 miles of running.</text:p>
      <text:p text:style-name="P100"/>
      <text:p text:style-name="P100">Thur Aug 6, 2020 <text:span text:style-name="T1">5.5 miles running </text:span>(1 mile walking and 5.5 miles of running)</text:p>
      <text:p text:style-name="P100"><text:span text:style-name="T1">warm up:</text:span> 0.25 mile jog</text:p>
      <text:p text:style-name="P100"><text:span text:style-name="T1">Run:</text:span> 6 miles on hilly roads and averaged 12:12/mile. <text:s/>I walked 10 times for a total of <text:s text:c="3"/>1 mile of walking and 5 miles of running. Total vertical ascent: 630 feet.</text:p>
      <text:p text:style-name="P100"><text:span text:style-name="T1">Warm down:</text:span> 0.25 mile jog </text:p>
      <text:p text:style-name="P100"/>
      <text:p text:style-name="P100"/>
      <text:p text:style-name="P100"><text:s/></text:p>
      <text:p text:style-name="P100">Fri Aug 7, 2020 <text:span text:style-name="T1">2 miles</text:span></text:p>
      <text:p text:style-name="P100">I ran 2 easy miles. The ball of my left foot is hurting.</text:p>
      <text:p text:style-name="P100"/>
      <text:p text:style-name="P101"/>
      <text:p text:style-name="P101"/>
      <text:p text:style-name="P101">In the last week: 34.5 miles running</text:p>
      <text:p text:style-name="P102"/>
      <text:p text:style-name="P102"/>
      <text:p text:style-name="P104"><text:soft-page-break/>Sat Aug 8, 20 <text:span text:style-name="T1">6.5 miles</text:span></text:p>
      <text:p text:style-name="P105">warm up: <text:span text:style-name="T2">0.25 mile jog to the cemetery</text:span></text:p>
      <text:p text:style-name="P106">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7">5 x 0.317 miles on the loop with a 0.317 mile jog after each run</text:p>
      <text:p text:style-name="P107">average time for runs: 2:34 (8:06/mile), last run in 2:26 (7:41/mile)</text:p>
      <text:p text:style-name="P107">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104">Mon Aug 10, 20 <text:span text:style-name="T1">5.3 miles</text:span></text:p>
      <text:p text:style-name="P105">warm up: <text:span text:style-name="T2">0.25 mile jog to the cemetery</text:span></text:p>
      <text:p text:style-name="P105"><text:span text:style-name="T18">Run:</text:span><text:span text:style-name="T19"> Down and up hill 1 mile in 4:27 + 5:14 = 9:42 and rest 3:00 <text:s text:c="34"/></text:span></text:p>
      <text:p text:style-name="P107">6 x 0.317 miles on the loop with a 0.317 mile jog after each run</text:p>
      <text:p text:style-name="P107">ave for runs: 2:35 (8:09/mile), last run in 2:22 (7:28/mile), ave for jogs: 3:44 (11:47/mile)</text:p>
      <text:p text:style-name="P107">Vertical ascent on one loop: 22 feet</text:p>
      <text:p text:style-name="P69">Warm down:<text:span text:style-name="T2"> <text:s/>0.5 mile jog</text:span></text:p>
      <text:p text:style-name="P68"/>
      <text:p text:style-name="P107">Tues Aug 11, 2020 5<text:span text:style-name="T1"> miles running </text:span>(1 mile walking and 5 miles of running)</text:p>
      <text:p text:style-name="P107">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20">Run:</text:span><text:span text:style-name="T21"> <text:s/>2 miles on the cemetery loop in 16:55 (8:28/mi), Sum of vertical ascents: 132 ft</text:span></text:p>
      <text:p text:style-name="P70"><text:span text:style-name="T20">Warm down:</text:span><text:span text:style-name="T21">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3"><text:span text:style-name="T1">Run: </text:span>6 x 330 yds with a 550 yd jog after each run.<text:span text:style-name="T1"> <text:s/></text:span></text:p>
      <text:p text:style-name="P103">Times: 1:24, 1:26, 1:21, 1:22, 1:22, 1:15(6:40/mile) <text:s/>Ave time: 1:22 (7:17/mile) </text:p>
      <text:p text:style-name="P10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3"><text:span text:style-name="T1">Run: </text:span>8 x 330 yards with a 550 yd jog after each run.<text:span text:style-name="T1"> <text:s/></text:span></text:p>
      <text:p text:style-name="P103">Times: 1:27, 1:23, 1:21, 1:27, 1:26, 1:26, 1:24, 1:17(6:51/mile) <text:s/></text:p>
      <text:p text:style-name="P103">Ave time: 1:24 (7:28/mile) </text:p>
      <text:p text:style-name="P103"><text:span text:style-name="T1">Warm down:</text:span> 1 mile jog </text:p>
      <text:p text:style-name="P103"/>
      <text:p text:style-name="P103">Thurs Aug 26, 2020 <text:span text:style-name="T1">4 miles</text:span><text:span text:style-name="T17">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91">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4753044983115302654" text:style-name="L7">
        <text:list-item>
          <text:list>
            <text:list-header>
              <text:p text:style-name="P119"><text:s text:c="10"/>0.9 miles around the field at about 9:00/mile with no shoes</text:p>
              <text:list>
                <text:list-header>
                  <text:p text:style-name="P119">My foot felt better running with no shoes on the artificial turf than on the track with shoes.</text:p>
                  <text:p text:style-name="P119"/>
                  <text:p text:style-name="P119">Tues Sept 1, 2020 <text:span text:style-name="T1">3.6 miles</text:span> <text:s/>My foot continues to improve.</text:p>
                </text:list-header>
              </text:list>
            </text:list-header>
          </text:list>
        </text:list-item>
      </text:list>
      <text:list xml:id="list2456105372819195595" text:style-name="L8">
        <text:list-item>
          <text:list>
            <text:list-item>
              <text:list>
                <text:list-header>
                  <text:p text:style-name="P120"><text:span text:style-name="T1">warm up:</text:span> 1.25 miles mainly on grass with no shoes</text:p>
                  <text:p text:style-name="P120"><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10">Wed Sept 2, 2020 <text:span text:style-name="T1">2.5 miles <text:s/></text:span><text:span text:style-name="T2">My foot is okay</text:span></text:p>
      <text:list xml:id="list32725790" text:continue-list="list4753044983115302654" text:style-name="L7">
        <text:list-item>
          <text:list>
            <text:list-item>
              <text:list>
                <text:list-header>
                  <text:p text:style-name="P119"><text:span text:style-name="T1">warm up:</text:span> 0.25 to the cemetery loop</text:p>
                  <text:p text:style-name="P119"><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92"><text:span text:style-name="T1">Warm down:</text:span><text:span text:style-name="T2"> 0.25 miles</text:span></text:p>
      <text:p text:style-name="P80"/>
      <text:p text:style-name="P108">Fri <text:s/>Sep 4, 2020 <text:span text:style-name="T1">7.8 miles <text:s/></text:span></text:p>
      <text:p text:style-name="P108"><text:span text:style-name="T1">warm up:</text:span> <text:s/>0.25 miles to the cemetery loop</text:p>
      <text:p text:style-name="P109">Run: <text:s/><text:span text:style-name="T2">½ mile down and ½ mile up hill in 11:00, elevation change is 120 feet, rest 3:00</text:span></text:p>
      <text:p text:style-name="P107">10 x 0.317 miles on the loop with a 0.317 mile jog after the runs</text:p>
      <text:p text:style-name="P107">average time for runs: 2:40 (8:25/mile), average time for jogs: 3:43 </text:p>
      <text:p text:style-name="P107">The last 0.317 mile run in 2:17 (7:12/mile)</text:p>
      <text:p text:style-name="P107">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8"><text:span text:style-name="T1">warm up:</text:span> <text:s/>0.25 miles to the cemetery loop</text:p>
      <text:p text:style-name="P109">Run: <text:s/><text:span text:style-name="T2">½ mile down and ½ mile up hill in 9:44, elevation change is 120 feet, rest 2:00</text:span></text:p>
      <text:p text:style-name="P107">6 x 0.317 miles on the loop with a 0.317 mile jog between the runs</text:p>
      <text:p text:style-name="P107">average time for runs: 2:28 (7:47/mile), average time for jogs: 3:41 (11:37/mile)</text:p>
      <text:p text:style-name="P107">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3"/>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87704035709911087" text:style-name="L9">
        <text:list-item>
          <text:list>
            <text:list-header>
              <text:p text:style-name="P121">0.8 mile downhill walk, Ave Pace: 15:16/mile, Ave HR: 76,-&gt;1160 heartbeats/Mile, 267 ft/mile el. gain <text:s/></text:p>
              <text:p text:style-name="P12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746909" text:continue-numbering="true" text:style-name="L9">
        <text:list-item>
          <text:list>
            <text:list-header>
              <text:p text:style-name="P121">0.8 mile downhill walk, Ave Pace: 14:10/mile, Ave HR: 77,-&gt;1091 heartbeats/Mile, 267 ft/mile el. gain <text:s/></text:p>
              <text:p text:style-name="P121">0.8 mile uphill walk, <text:s text:c="5"/>Ave Pace: 14:34/mile, AveHR:110,-&gt;1602 heartbeats/Mile, 267 ft/mile el. loss</text:p>
              <text:p text:style-name="P121">0.8 mile downhill walk, Ave Pace: 15:11/mile, Ave HR: 94,-&gt;1427 heartbeats/Mile, 267 ft/mile el. gain <text:s/></text:p>
              <text:p text:style-name="P12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740093" text:continue-numbering="true" text:style-name="L9">
        <text:list-item>
          <text:list>
            <text:list-header>
              <text:p text:style-name="P121">0.8 mile downhill walk, Ave <text:span text:style-name="T1">Pace</text:span>: 15:16/mile, Ave HR: 76,-&gt;1160 heartbeats/Mile, 267 ft/mile el. gain <text:s/></text:p>
              <text:p text:style-name="P121">0.8 mile uphill walk, <text:s text:c="5"/>Ave Pace: 15:50/mile, Ave HR: 93,-&gt;1472 heartbeats/Mile, 267 ft/mile el. loss</text:p>
              <text:p text:style-name="P121">0.8 mile downhill walk, Ave Pace: 14:04/mile, Ave HR: 86,-&gt;1210 heartbeats/Mile, 267 ft/mile el. gain <text:s/></text:p>
              <text:p text:style-name="P121">0.8 mile uphill walk, <text:s text:c="5"/>Ave Pace: 14:26/mile, AveHR:116,-&gt;1674 heartbeats/Mile, 267 ft/mile el. loss</text:p>
            </text:list-header>
          </text:list>
        </text:list-item>
      </text:list>
      <text:p text:style-name="P23"/>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2756929" text:continue-numbering="true" text:style-name="L9">
        <text:list-item>
          <text:list>
            <text:list-header>
              <text:p text:style-name="P141">Warm down: <text:span text:style-name="T2">0.25 mile jog home</text:span></text:p>
              <text:p text:style-name="P142"/>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2727354" text:continue-numbering="true" text:style-name="L9">
        <text:list-item>
          <text:list>
            <text:list-header>
              <text:p text:style-name="P142">Time for 4.8 miles: 56: 32, Ave Pace: 11:51/mile, Ave HR:118,-&gt;1399 heartbeats/Mile</text:p>
              <text:p text:style-name="P14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739371" text:continue-numbering="true" text:style-name="L9">
        <text:list-item>
          <text:list>
            <text:list-header>
              <text:p text:style-name="P142">Today Oct 13:</text:p>
              <text:p text:style-name="P142">Time for 4.8 miles: 59: 34, Ave Pace: 12:24.5/mile, Ave HR:108.5,-&gt;1345 heartbeats/Mile</text:p>
              <text:p text:style-name="P142">On Thur <text:s/>Oct 8, 2020: </text:p>
              <text:p text:style-name="P142">Time for 4.8 miles: 59: 55, Ave Pace: 12:29/mile, Ave HR:112,-&gt;1398 heartbeats/Mile</text:p>
              <text:p text:style-name="P143">On Oct 8 when going up hill, I ran until my HR was up to 120 bpm and then walked until my HR was 110 bpm and then repeated.</text:p>
              <text:p text:style-name="P143">On Oct 13 when going up hill, I ran until my HR was up to 115 bpm and then walked until my HR was 105 bpm and then repeated.</text:p>
              <text:p text:style-name="P144">On Oct 13 my average rate was faster and heartbeats/mile was lower. Therefore this scheme is better. I should repeat these two workouts and also try the following:</text:p>
              <text:p text:style-name="P143">When going up hill, run until my HR is up to 110 bpm and then walk until my HR is 100 bpm and repeat.</text:p>
              <text:p text:style-name="P14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5">For the uphill walk:</text:p>
      <text:p text:style-name="P65">Time: 12:00, <text:s/><text:span text:style-name="T22">Ave pace: 14:57/mile, Ave heart rate 110 bpm, 1644 heartbeats/Mile</text:span> </text:p>
      <text:p text:style-name="P65">On Oct 13, I ran and walked up the same hill with the following result:</text:p>
      <text:p text:style-name="P65"><text:s text:c="23"/><text:span text:style-name="T22">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2">Ave pace: 13:32/mile, Ave heart rate: <text:s/>83 bpm, 1124 heartbeats/Mile</text:span> </text:p>
      <text:p text:style-name="P65">For today's 2nd downhill walk:</text:p>
      <text:p text:style-name="P65">Time: 11:29, <text:s/><text:span text:style-name="T22">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2">Ave pace: 14:14/mile, Ave heart rate: 95 bpm, 1352 heartbeats/Mile</text:span> </text:p>
      <text:p text:style-name="P65">For yesterday's uphill walk:</text:p>
      <text:p text:style-name="P65">Time: 12:00, <text:s/><text:span text:style-name="T22">Ave pace: 14:57/mile, Ave heart rate: 110 bpm, 1644 heartbeats/Mile</text:span> </text:p>
      <text:p text:style-name="P65">For today's 2<text:span text:style-name="T5">nd</text:span> uphill walk:</text:p>
      <text:p text:style-name="P65">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2">Ave pace: 14:08/mile, Ave heart rate: <text:s/>105 bpm, <text:s/>1484 heartbeats/Mile</text:span> </text:p>
      <text:p text:style-name="P65">For today's 2<text:span text:style-name="T5">nd</text:span> downhill walk:</text:p>
      <text:p text:style-name="P65">Time: 11:49, <text:s/><text:span text:style-name="T22">Ave pace: 14:47/mile, Ave heart rate: 84 bpm, <text:s/>1242 heartbeats/Mile</text:span> </text:p>
      <text:p text:style-name="P65">For today's 3<text:span text:style-name="T5">rd </text:span>downhill walk:</text:p>
      <text:p text:style-name="P65">Time: 12:16, <text:s/><text:span text:style-name="T22">Ave pace: 15:19/mile, Ave heart rate: 91 bpm, <text:s/>1394 heartbeats/Mile</text:span></text:p>
      <text:p text:style-name="P48">Inconsistent results </text:p>
      <text:p text:style-name="P65">For today's 1<text:span text:style-name="T5">st</text:span> uphill walk:</text:p>
      <text:p text:style-name="P65">Time: 11:21, <text:s/><text:span text:style-name="T22">Ave pace: 14:08/mile, Ave heart rate: 120 bpm, <text:s/>1696 heartbeats/Mile</text:span> </text:p>
      <text:p text:style-name="P65">For today's 2<text:span text:style-name="T5">nd </text:span>uphill walk:</text:p>
      <text:p text:style-name="P65">Time: 12:04, <text:s/><text:span text:style-name="T22">Ave pace: 15:04/mile, Ave heart rate: 110 bpm, <text:s/>1657 heartbeats/Mile</text:span> </text:p>
      <text:p text:style-name="P65">For today's 3<text:span text:style-name="T5">rd</text:span> uphill walk:</text:p>
      <text:p text:style-name="P65">Time: 12:55, <text:s/><text:span text:style-name="T22">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2">Ave pace: 13:10/mile, Ave heart rate: <text:s/>120 bpm, 1580 heartbeats/Mile</text:span> (Too Fast)</text:p>
      <text:p text:style-name="P65">For today's 2nd downhill walk:</text:p>
      <text:p text:style-name="P65"><text:span text:style-name="T22">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2">Ave pace: 14:20/mile, Ave heart rate: 130 bpm, 1863 heartbeats/Mile</text:span> (Too Fast)</text:p>
      <text:p text:style-name="P65">For today's 2<text:span text:style-name="T5">nd</text:span> uphill walk:</text:p>
      <text:p text:style-name="P65"><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No running; <text:s/>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3">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7">On the loop: <text:span text:style-name="T24">Distance</text:span>: 5.07 miles, Ave Pace: 13:53, Ave Heart Rate: 101, </text:p>
      <text:p text:style-name="P30">1402 heartbeats/Mile</text:p>
      <text:p text:style-name="P30">When going faster my heart rate was lower on average. <text:s/>?</text:p>
      <text:p text:style-name="P65">Thur Oct 29, 2020 <text:span text:style-name="T1">4.27</text:span> miles walking</text:p>
      <text:p text:style-name="P65"><text:soft-page-break/>I walked down Limber and Jefferson, and into the Cemetery up to the loop.</text:p>
      <text:p text:style-name="P65">After walking 5 loops I walked back home.</text:p>
      <text:p text:style-name="P65">The sum of the ascents on the course is about 500 ft.</text:p>
      <text:p text:style-name="P88"><text:span text:style-name="T24">Distance</text:span>: 4.27 miles, Ave Pace: 14:19, Ave Heart Rate: 111, </text:p>
      <text:p text:style-name="P66">1589 heartbeats/Mile </text:p>
      <text:p text:style-name="P66">The large value of beats/mile maybe because of the large value of sum of ascents as compared to what I have been walking recently. <text:s text:c="2"/></text:p>
      <text:p text:style-name="P66"/>
      <text:p text:style-name="P65">Fri Oct 30, 2020 <text:span text:style-name="T1">4.7</text:span> miles walking</text:p>
      <text:p text:style-name="P65"><text:span text:style-name="T1">warm up:</text:span> <text:s/>0.4 mile walk</text:p>
      <text:p text:style-name="P65"><text:span text:style-name="T1">Walk:</text:span> I walked 4 miles: 3 x 1.25 miles down and up on the Greendale Cemetery hill plus 0.25 miles on the loop.</text:p>
      <text:p text:style-name="P65">The sum of the ascents on the course is about 515 ft.</text:p>
      <text:p text:style-name="P88"><text:span text:style-name="T24">Distance</text:span>: 4 miles, Ave Pace: 14:08, Ave Heart Rate: 105, </text:p>
      <text:p text:style-name="P66">1484 heartbeats/Mile </text:p>
      <text:p text:style-name="P66">heartbeats/mile is less than yesterday's.?</text:p>
      <text:p text:style-name="P61"><text:tab/>In the last week: no miles of running</text:p>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65"/>
      <text:p text:style-name="P65">Sun Nov 1, 2020 <text:span text:style-name="T1">no running and walking</text:span></text:p>
      <text:p text:style-name="P65">Mon Nov 2, 2020 <text:span text:style-name="T1">no running and walking</text:span></text:p>
      <text:p text:style-name="P65"/>
      <text:p text:style-name="P65">Tues Nov 3, 2020 <text:span text:style-name="T1">4.9 miles</text:span> of walking</text:p>
      <text:p text:style-name="P65"><text:span text:style-name="T1">warm up:</text:span> <text:s/>0.35 mile walk to the cemetery loop</text:p>
      <text:p text:style-name="P61">Walk: <text:span text:style-name="T2">4.23 miles on the cemetery loop, Time: 59:23, <text:s/>sum of ascents: 300 ft</text:span></text:p>
      <text:p text:style-name="P65">Pace: 14:03/mile, heart rate: 104 bpm, 1460 heartbeats/mile</text:p>
      <text:p text:style-name="P61">Warm down:<text:span text:style-name="T2"> 0.3 mile walk home <text:s text:c="2"/></text:span></text:p>
      <text:p text:style-name="P68"/>
      <text:p text:style-name="P69"><text:span text:style-name="T2">Wed Nov 4, 2020 </text:span>no running or walking </text:p>
      <text:p text:style-name="P68">Thurs Nov 5, 2020 <text:span text:style-name="T1">4 miles</text:span> of running</text:p>
      <text:p text:style-name="P68">I ran and walked 4.5 miles including 12 x cemetery loop or 3.8 miles <text:span text:style-name="T1">12:37/mile</text:span></text:p>
      <text:p text:style-name="P68">I walked 1:05 on each loop while going uphill. <text:s/><text:span text:style-name="T1">Average heart rate: 118 bpm</text:span></text:p>
      <text:p text:style-name="P68"><text:span text:style-name="T1">1489 heartbeats/mile.</text:span> This is comparable to values I have been getting while only walking. <text:span text:style-name="T1">I tried to keep my heart rate under 125 bpm. </text:span></text:p>
      <text:p text:style-name="P68"/>
      <text:p text:style-name="P68">Fri Nov 6, 2020 <text:span text:style-name="T1">4.5 miles of running</text:span></text:p>
      <text:p text:style-name="P68">I ran 4.5 miles including 12 x cemetery loops or 3.8 miles <text:s/>averaging <text:span text:style-name="T1">12:34/mile</text:span></text:p>
      <text:p text:style-name="P68">No walking, <text:span text:style-name="T1">Average heart rate: 123 bpm</text:span></text:p>
      <text:p text:style-name="P68"><text:span text:style-name="T1">1546 heartbeats/mile.</text:span> <text:span text:style-name="T1">I tried to keep heart rate under 130 bpm.</text:span></text:p>
      <text:p text:style-name="P68"><text:soft-page-break/>Comparing this to yesterday, I think walking and running may be more efficient.</text:p>
      <text:p text:style-name="P69"><text:tab/>In the last week: 8.5 miles of running</text:p>
      <text:p text:style-name="P69"/>
      <text:p text:style-name="P68">Sat <text:s/>Nov 7, 2020 <text:span text:style-name="T1">4 miles of running</text:span></text:p>
      <text:p text:style-name="P68">I ran and walked 4 miles including 9 x cemetery loop or 2.85 miles averaging <text:span text:style-name="T1">12:40/mile <text:s/></text:span>I walked about 40 seconds up hill during each loop. </text:p>
      <text:p text:style-name="P68">No walking, <text:span text:style-name="T1">Average heart rate: 121 bpm</text:span></text:p>
      <text:p text:style-name="P68"><text:span text:style-name="T1">1532 heartbeats/mile, a little less than yesterday.</text:span> <text:span text:style-name="T1">I tried to keep heart rate under 125 bpm. <text:s/></text:span></text:p>
      <text:p text:style-name="P69"/>
      <text:p text:style-name="P69">I am starting to think my average heart rate for a 50 mile run should be under about 122 bpm. This rate should be for running or walking up hills. <text:s/></text:p>
      <text:p text:style-name="P69"/>
      <text:p text:style-name="P68">Sun Nov 8, 2020 <text:span text:style-name="T1">3.75 miles of running</text:span></text:p>
      <text:p text:style-name="P68">I ran on Tamarack Drive while watching runners in our running group run 8 miles. </text:p>
      <text:p text:style-name="P68"><text:span text:style-name="T1">warm up:</text:span> 0.25 mile jog </text:p>
      <text:p text:style-name="P68"><text:span text:style-name="T1">Run:</text:span> 2 miles averaging 11:28/mile, Ave Heart Rate: 119</text:p>
      <text:p text:style-name="P69">Run/Walk: <text:span text:style-name="T2">2 miles averaging 12:31/mile, Ave Heart Rate: 117/mile </text:span></text:p>
      <text:p text:style-name="P68">These results seem to show it is more efficient to only run on relatively level ground.</text:p>
      <text:p text:style-name="P68"/>
      <text:p text:style-name="P68">Mon Nov 9, 2020 <text:span text:style-name="T1">no running</text:span></text:p>
      <text:p text:style-name="P69"/>
      <text:p text:style-name="P68">Tues Nov 10, 2020<text:span text:style-name="T1"> no running</text:span></text:p>
      <text:p text:style-name="P68"/>
      <text:p text:style-name="P68">Wed Nov 11, 2020, <text:s/><text:span text:style-name="T1">4.9 miles running</text:span></text:p>
      <text:p text:style-name="P69">warm up: <text:span text:style-name="T2">0.25 mile jog to the Greendale Cemetery loop. Each loop is 0.317 miles</text:span></text:p>
      <text:p text:style-name="P68">Run: 4 x 0.317 miles with 1 loop jogs after each run</text:p>
      <text:p text:style-name="P68">Times for runs: 2:51, 2:55, 2:52, 2:46 <text:s/>Ave time for jogs 3:52 <text:s/>Rest a few minutes <text:s text:c="42"/></text:p>
      <text:p text:style-name="P69">Run/walk: <text:span text:style-name="T2">7 loops in 27:07, Distance: 2.22 miles, Ave Pace: 12:13/mile</text:span></text:p>
      <text:p text:style-name="P68">I walked for about 50s during uphill on each loop.</text:p>
      <text:p text:style-name="P69">Warm down: <text:span text:style-name="T2">0.25 miles home</text:span></text:p>
      <text:p text:style-name="P68"/>
      <text:p text:style-name="P68">Thur Nov 12, 2020 <text:span text:style-name="T1">4.9 miles running</text:span></text:p>
      <text:p text:style-name="P69">warm up: <text:span text:style-name="T2">0.25 mile jog to the Greendale Cemetery loop. </text:span></text:p>
      <text:p text:style-name="P68"><text:span text:style-name="T1">Run/Walk:</text:span> 4 miles on the loop in 39:11 with the last mile in 8:50. </text:p>
      <text:p text:style-name="P68">Ave Heartrate: 145 bpm, Ave Pace: 9:48/mile, HB/mile: 1421, Sum of ascents: 280 feet</text:p>
      <text:p text:style-name="P69">Warm down: <text:span text:style-name="T2">0.5 miles</text:span></text:p>
      <text:p text:style-name="P68"/>
      <text:p text:style-name="P68">Fri Nov 13, 2020 <text:span text:style-name="T1">5 miles</text:span></text:p>
      <text:p text:style-name="P69">warm up: <text:span text:style-name="T2">0.25 mile jog to the Greendale Cemetery <text:s/></text:span></text:p>
      <text:p text:style-name="P68"><text:span text:style-name="T1">Run/Walk:</text:span> 4.8 miles on the hill in the cemetery.Starting from the top all the way to Jefferson St is 0.8 miles. <text:s/>I ran down and up this hill 3 times.</text:p>
      <text:p text:style-name="P68">Ave Heartrate: 117 bpm, Ave Pace: 12:25/mile, HB/mile: 1453, Sum of ascents: 650 feet</text:p>
      <text:p text:style-name="P69">Warm down: <text:span text:style-name="T2">0.5 miles</text:span></text:p>
      <text:p text:style-name="P61">In the last week: 22.6 miles running</text:p>
      <text:p text:style-name="P65"/>
      <text:p text:style-name="P83"><text:soft-page-break/><text:span text:style-name="T2">Sat Nov 14, 2020</text:span> <text:s/>no running</text:p>
      <text:p text:style-name="P83"/>
      <text:p text:style-name="P83"><text:span text:style-name="T2">Sun Nov 15, 2020</text:span> <text:s/>no running</text:p>
      <text:p text:style-name="P83"/>
      <text:p text:style-name="P84">Mon Nov 16, 2020 <text:s/>4<text:span text:style-name="T1"> miles running <text:s/>0.6 miles walking</text:span></text:p>
      <text:p text:style-name="P83">warm up: <text:span text:style-name="T2">0.25 jog to Greendale cemetery </text:span></text:p>
      <text:p text:style-name="P8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4"/>
      <text:p text:style-name="P84">Tues Nov 17, 2020 <text:s/><text:span text:style-name="T1">no running</text:span> </text:p>
      <text:p text:style-name="P84">I used our elliptical for 25 minutes. My average pulse was 103 bpm. At the end I went faster and my pulse went up to about 140 bpm.</text:p>
      <text:p text:style-name="P84"/>
      <text:p text:style-name="P84">Wed Nov 18, 2020 <text:s/><text:span text:style-name="T1">no running</text:span> </text:p>
      <text:p text:style-name="P8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4"/>
      <text:p text:style-name="P84">Thurs Nov 19, 2020 <text:span text:style-name="T1">no running</text:span></text:p>
      <text:p text:style-name="P83">On October 1, 2020 I had cateract/glaucoma surgery on my right I. Today I had the same surgery on my left eye and will continue to do lighter training for about 4 more weeks.</text:p>
      <text:p text:style-name="P83"/>
      <text:p text:style-name="P84">Fri Nov 20, 2020 <text:span text:style-name="T1">no running</text:span> </text:p>
      <text:p text:style-name="P84"/>
      <text:p text:style-name="P83">In the last week: 4 miles of running.</text:p>
      <text:p text:style-name="P83"/>
      <text:p text:style-name="P83"><text:span text:style-name="T2">Sat Nov 21, 2020</text:span> no running</text:p>
      <text:p text:style-name="P83"/>
      <text:p text:style-name="P83"><text:span text:style-name="T2">Sun <text:s/>Nov 22, 2020</text:span> <text:span text:style-name="T2">3.5 miles of walking including 3 miles on hilly roads averaging 15min/mile and ave heart rate of 95 bpm. 1425 heart beats per mile</text:span></text:p>
      <text:p text:style-name="P84"/>
      <text:p text:style-name="P84">Mon Nov 23, 2020 10:47 on the elliptical, <text:s/>HR: 108, steps/min: 140, </text:p>
      <text:p text:style-name="P84">771 heartbeats/1000 steps</text:p>
      <text:p text:style-name="P84"/>
      <text:p text:style-name="P83"><text:span text:style-name="T2">Tues <text:s/>Nov 24, 2020</text:span> 3.7 miles of walking<text:span text:style-name="T2"> including 2 x down and up the cemetery hill.</text:span></text:p>
      <text:p text:style-name="P83"><text:span text:style-name="T2">1</text:span><text:span text:style-name="T6">st</text:span><text:span text:style-name="T2"> time: 1.6 miles, 14:34/mile, 89 bpm, 1296 heartbeats/mile, elevation change 216 feet</text:span></text:p>
      <text:p text:style-name="P83"><text:span text:style-name="T2">2</text:span><text:span text:style-name="T6">nd</text:span><text:span text:style-name="T2"> time: 1.6 miles, 14:59/mile, 104 bpm, 1588 heartbeats/mile, elevation change 216 feet</text:span></text:p>
      <text:p text:style-name="P84">I kept heart rate under <text:s/>125 bpm</text:p>
      <text:p text:style-name="P84"/>
      <text:p text:style-name="P83"><text:span text:style-name="T2">Wed <text:s/>Nov 25, 2020</text:span> 2 miles of walking<text:span text:style-name="T2"> including 1 x down and up the cemetery hill.</text:span></text:p>
      <text:p text:style-name="P84">1.6 miles, 14:37/mile, 102 bpm, 1491 heartbeats/mile, elevation change 216 feet</text:p>
      <text:p text:style-name="P84">I kept heart rate under <text:s/>125 bpm</text:p>
      <text:p text:style-name="P84"><text:soft-page-break/></text:p>
      <text:p text:style-name="P83"><text:span text:style-name="T2">Thur <text:s/>Nov 26, 2020</text:span> 4.5 miles of walking<text:span text:style-name="T2"> including 4 miles on the 500m cemetery loop.</text:span></text:p>
      <text:p text:style-name="P84">4 miles, 14:03/mile, 104 bpm, 1460 heartbeats/mile, elevation change 275 feet</text:p>
      <text:p text:style-name="P84">I kept heart rate under <text:s/>125 bpm</text:p>
      <text:p text:style-name="P84"/>
      <text:p text:style-name="P84">Fri Nov 27, 2020 <text:span text:style-name="T1">3.7 miles of walking </text:span>mostly on hilly roads.</text:p>
      <text:p text:style-name="P84">This included 2 of the fastest miles I have walked. <text:s/></text:p>
      <text:p text:style-name="P84">Walk: 6+ times around the cemetery, Distance: 2 miles, Pace: <text:s/>12:51/mile, HR:130, </text:p>
      <text:p text:style-name="P84">1670 heartbeats/mile, elevation change: 275 feet</text:p>
      <text:p text:style-name="P84"/>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4">Sat Dec 19, 2020 On the elliptical</text:p>
      <text:p text:style-name="P84"><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4"/>
      <text:p text:style-name="P84">Mon <text:s/>Dec 21, 2020 <text:span text:style-name="T1">no running </text:span></text:p>
      <text:p text:style-name="P84"><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3">warm up: <text:span text:style-name="T2">1 mile</text:span></text:p>
      <text:p text:style-name="P84"><text:span text:style-name="T1">Run:</text:span> 1 mile on the cemetery loop in 8:53, Total ascent: 66 feet</text:p>
      <text:p text:style-name="P84"><text:span text:style-name="T1">Warm down:</text:span> 0.25 jog <text:s/></text:p>
      <text:p text:style-name="P84"/>
      <text:p text:style-name="P23">Thur Dec 24, 2020 <text:span text:style-name="T1">3 miles running</text:span></text:p>
      <text:p text:style-name="P83">warm up: <text:span text:style-name="T2">1 mile</text:span></text:p>
      <text:p text:style-name="P84"><text:span text:style-name="T1">Run:</text:span> 2 miles on the cemetery loop in 9:30 + 9:04 = 18:34, Total ascent: 132 feet</text:p>
      <text:p text:style-name="P84"><text:span text:style-name="T1">Warm down:</text:span> 0.25 jog</text:p>
      <text:p text:style-name="P84"/>
      <text:p text:style-name="P84">Fri Dec 25, 2020 <text:span text:style-name="T1">no running</text:span></text:p>
      <text:p text:style-name="P84"/>
      <text:p text:style-name="P84"/>
      <text:p text:style-name="P84"/>
      <text:p text:style-name="P84"><text:span text:style-name="T1">In the last week:</text:span> <text:s/>5.25 miles of running</text:p>
      <text:p text:style-name="P84"/>
      <text:p text:style-name="P84"/>
      <text:p text:style-name="P84">Sat Dec 26, 2020 On the elliptical: I repeated the workout I did last Saturday Dec 19</text:p>
      <text:p text:style-name="P84"><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4"><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4"><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8">Sat Jan 2, 2021 <text:s/>40 minutes on the elliptical at variuos pace.</text:p>
      <text:p text:style-name="P68"/>
      <text:p text:style-name="P68">Sun Jan 3, 2020 30 minutes on the elliptical</text:p>
      <text:p text:style-name="P68"><text:span text:style-name="T1">warm up: </text:span><text:s/>10 minutes at “speed” of about 16.5</text:p>
      <text:p text:style-name="P69">Intervals:<text:span text:style-name="T2"> <text:s/>4 x 2:00 at a “speed” of about 21.5 with a 3:00 slow pace after each. </text:span></text:p>
      <text:p text:style-name="P68"/>
      <text:p text:style-name="P68">Mon Jan 4, 2021 On the elliptical</text:p>
      <text:p text:style-name="P68"><text:span text:style-name="T1">warm up: </text:span><text:s/>10 minutes at “speed” of about 15.5</text:p>
      <text:p text:style-name="P69">Intervals:<text:span text:style-name="T2"> <text:s/>6 x 1:30 at a “speed” of about 22.5 with 2:30 at a “speed” of 15.5 after each.</text:span></text:p>
      <text:p text:style-name="P69"><text:soft-page-break/>Warm down: <text:span text:style-name="T2">3:30 more at a “speed” of 15.5 </text:span></text:p>
      <text:p text:style-name="P68"/>
      <text:p text:style-name="P68">Tues Jan 5, 2021 On elliptical</text:p>
      <text:p text:style-name="P68">20 minutes on the elliptical at various paces.</text:p>
      <text:p text:style-name="P68"/>
      <text:p text:style-name="P69"><text:span text:style-name="T2">Wed Jan 6, 2021 </text:span>1 mile<text:span text:style-name="T2"> of running on the cemetery loop</text:span></text:p>
      <text:p text:style-name="P68">On elliptical:</text:p>
      <text:p text:style-name="P69">warm up:<text:span text:style-name="T2"> 20 minutes at a “speed” of about 15.5 and rest 5 minutes</text:span></text:p>
      <text:p text:style-name="P68"><text:span text:style-name="T1">Intervals:</text:span> 24 minutes including 8 x 1:20 minute fast with a slow pace for 1:40 after each fast interval. During each fast interval my pulse rose to between 132 bpm and 158 bpm. </text:p>
      <text:p text:style-name="P68">“Speed” during fast intervals: about 21 “Speed” during slow intervals: about 15.</text:p>
      <text:p text:style-name="P69">Warm down: <text:span text:style-name="T2">rest 5 minutes and 6 minutes at a slow pace </text:span></text:p>
      <text:p text:style-name="P68"/>
      <text:p text:style-name="P68">Thur Jan 7, 2021 <text:span text:style-name="T1">no running</text:span> On elliptical</text:p>
      <text:p text:style-name="P68"><text:span text:style-name="T1">warm up:</text:span> 10 minutes at a slow pace</text:p>
      <text:p text:style-name="P68"><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8"><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9"><text:span text:style-name="T25">Fri Jan 15, 2021 </text:span><text:span text:style-name="T26">4 miles</text:span><text:span text:style-name="T25"> on a very hilly course, more hills than yesterday</text:span></text:p>
      <text:p text:style-name="P90">Time: 48:03, Pace: 12:01, Ave Heart Rate: 131 bpm, Sum of Ascents: 480 feet</text:p>
      <text:p text:style-name="P89"><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4">I ran 4 miles on a very hilly course. <text:s/>The total ascent along the course was </text:p>
      <text:p text:style-name="P44">490 ft. <text:s/>Mile splits: Average pace: 11:26/mile.</text:p>
      <text:p text:style-name="P44">The course: Down Limber, left on Jefferson, down to Randolf, left into Greendale Cemetery. Up to 510 meter loop, around the loop 4 times and back home the same way I came. It was cold and I wore sweats.</text:p>
      <text:p text:style-name="P44"/>
      <text:p text:style-name="P44">Thur Feb 4, 2021 no running</text:p>
      <text:p text:style-name="P44"/>
      <text:p text:style-name="P44">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7"><draw:frame draw:style-name="fr1" draw:name="graphics9" text:anchor-type="paragraph" svg:width="6.9547in" svg:height="2.8063in" draw:z-index="8"><draw:image xlink:href="Pictures/1000000000000460000001C4118D6C99.jpg" xlink:type="simple" xlink:show="embed" xlink:actuate="onLoad"/></draw:frame></text:p>
      <text:p text:style-name="P77">In the last week: 10 miles of running and good workouts on the elliptical</text:p>
      <text:p text:style-name="P79"/>
      <text:p text:style-name="P77"/>
      <text:p text:style-name="P79">Sat Feb 27, 2021 <text:span text:style-name="T1">3.85 miles running</text:span> on the cemetery loop</text:p>
      <text:p text:style-name="P77">Run: <text:span text:style-name="T2">3.85 miles, </text:span></text:p>
      <text:p text:style-name="P79">Time: 39:09, Ave pace: 10:10/mile, Last mile time: 9:31, Total ascent 264 feet</text:p>
      <text:p text:style-name="P79"/>
      <text:p text:style-name="P77"><text:span text:style-name="T2">Sun Feb 28, 2021 </text:span>no running</text:p>
      <text:p text:style-name="P79"/>
      <text:p text:style-name="P79">Mon March 1, 2021 <text:span text:style-name="T1">on elliptical</text:span></text:p>
      <text:p text:style-name="P79">20 minutes on the elliptical, Ave HR: 130, Max HR: 150</text:p>
      <text:p text:style-name="P79">Warm down: 5 minutes</text:p>
      <text:p text:style-name="P79"/>
      <text:p text:style-name="P79">Tues March 2, 2021 <text:span text:style-name="T1">4 miles of running</text:span></text:p>
      <text:p text:style-name="P77">Run: <text:span text:style-name="T2">4 miles on very hilly roads in 43:19 </text:span></text:p>
      <text:p text:style-name="P79">Ave Pace: 10:50, Ave HR:133 bpm, Max HR: 146 bpm Total Ascent: 490 ft</text:p>
      <text:p text:style-name="P79">Compare to the same workout on Feb 3, 2021. I felt stronger today.</text:p>
      <text:p text:style-name="P79"/>
      <text:p text:style-name="P79">Wed March 3, 2021 <text:span text:style-name="T1">4 miles of running</text:span> <text:s/></text:p>
      <text:p text:style-name="P77">Warm up:<text:span text:style-name="T2"> jog 1.5 miles </text:span><text:s/></text:p>
      <text:p text:style-name="P77">Run: <text:span text:style-name="T2">4 x 0.317 mile cemetery loop with 1 loop jog between the intervals.</text:span></text:p>
      <text:p text:style-name="P79">Times: 2:59, 2:54, 2:53, 2:44, Times for 1 loop jogs: about 4:00</text:p>
      <text:p text:style-name="P77">Warm down:<text:span text:style-name="T2"> <text:s/>¼ mile jog</text:span></text:p>
      <text:p text:style-name="P79"/>
      <text:p text:style-name="P77"><text:span text:style-name="T2">Thur March 4, 2021 </text:span>no running</text:p>
      <text:p text:style-name="P79"/>
      <text:p text:style-name="P79">Fri March 5, 2021 on the elliptical</text:p>
      <text:p text:style-name="P79">15 minutes at a “speed” of 20, Ave Pulse: 120, Max Pulse 129 and rested 3 minutes</text:p>
      <text:p text:style-name="P79"><text:span text:style-name="T1">Intervals</text:span>: 5 x 1:00 at “speed” of 25 with 1:00 between the intervals at a “speed” of 15.5 </text:p>
      <text:p text:style-name="P79">Ave Pulse: 111, Max Pulse: 149</text:p>
      <text:p text:style-name="P79"><text:soft-page-break/><text:span text:style-name="T1">Warm down:</text:span> 5:00 at a “speed” of 15</text:p>
      <text:p text:style-name="P77"/>
      <text:p text:style-name="P77">In the last week: 11.9 miles of running and good workouts on the elliptical.</text:p>
      <text:p text:style-name="P10"/>
      <text:p text:style-name="P79">Sat March 6, 2021 <text:span text:style-name="T1">no running</text:span></text:p>
      <text:p text:style-name="P77"/>
      <text:p text:style-name="P79">Sun March 7, 2021</text:p>
      <text:p text:style-name="P77">Warm up:<text:span text:style-name="T2"> </text:span><text:s/><text:span text:style-name="T2">1.5 miles mainly on the 0.317 meter cemetery loop</text:span></text:p>
      <text:p text:style-name="P77">Run: <text:span text:style-name="T2">12 x cemetery loop = 3.80 miles in 40:10 or 10:34/mile</text:span></text:p>
      <text:p text:style-name="P79">3 loop splits:10:12, 10:23, 10:12, 9:23 with the last loop at 9:18/mile pace.</text:p>
      <text:p text:style-name="P79">Total ascent: 264 feet, Ave HR: 135</text:p>
      <text:p text:style-name="P79"/>
      <text:p text:style-name="P79">Mon March 8, 2021 <text:span text:style-name="T1">no running</text:span></text:p>
      <text:p text:style-name="P79"/>
      <text:p text:style-name="P79">Tues March 9, 2021 <text:span text:style-name="T1">6.1 miles running</text:span></text:p>
      <text:p text:style-name="P77">Warm up:<text:span text:style-name="T2"> 3 miles at various paces</text:span></text:p>
      <text:p text:style-name="P77">Run: <text:span text:style-name="T2">5K with Jim Fitch on Tamarack Dr on a nice day, <text:s/>Our Time: 29:26 <text:s/></text:span></text:p>
      <text:p text:style-name="P79">Pace: 9:28/mile, <text:s/>Mile Splits: 9:31, 9:36, 9:26, and 53s for the last 0.11 miles <text:s text:c="2"/></text:p>
      <text:p text:style-name="P77">Warm down:<text:span text:style-name="T2"> 5 minute walk</text:span></text:p>
      <text:p text:style-name="P79"/>
      <text:p text:style-name="P77"><text:span text:style-name="T2">Thur March 11, 2021 </text:span>6.1 miles running</text:p>
      <text:p text:style-name="P77">Warm up:<text:span text:style-name="T2"> 0.75 mile jog</text:span> </text:p>
      <text:p text:style-name="P81">Run: <text:span text:style-name="T2">15 x 0.317 cemetery loop = 5.07 miles, Time: 59:45, Pace: 11:47/mile, Ave HR:122, Max HR:136</text:span></text:p>
      <text:p text:style-name="P81">Warm down:<text:span text:style-name="T2"> 0.25 mile jog </text:span></text:p>
      <text:p text:style-name="P80">Fri March 12, 2021 <text:span text:style-name="T1">no running</text:span></text:p>
      <text:p text:style-name="P81"/>
      <text:p text:style-name="P81">In the last week: 12.2 miles of running</text:p>
      <text:p text:style-name="P81"/>
      <text:p text:style-name="P80">Sat March 13, 2021 <text:span text:style-name="T1">3.7 miles</text:span></text:p>
      <text:p text:style-name="P81">Warm up: <text:span text:style-name="T2">0.25 miles</text:span></text:p>
      <text:p text:style-name="P81">Run: <text:span text:style-name="T2">10 x 0.317 cemetery loop = 3.17 miles, Time: 34:26, Pace: 10:51/mile, Ave HR:136</text:span></text:p>
      <text:p text:style-name="P81">Warm down:<text:span text:style-name="T2"> 0.25 mile jog </text:span></text:p>
      <text:p text:style-name="P80"/>
      <text:p text:style-name="P80">Sun March 14, 2021 <text:span text:style-name="T1">4.4 miles</text:span> <text:s/></text:p>
      <text:p text:style-name="P81">Warm up:<text:span text:style-name="T2"> 1 mile </text:span></text:p>
      <text:p text:style-name="P81">Run: <text:span text:style-name="T2">10 x 0.317 cemetery loop = 3.17 miles, Time: 32:47, Pace: 10:21/mile, Ave HR:134</text:span></text:p>
      <text:p text:style-name="P81">Warm down:<text:span text:style-name="T2"> 0.25 mile jog </text:span></text:p>
      <text:p text:style-name="P23"/>
      <text:p text:style-name="P80">Mon March 15, 2021 <text:span text:style-name="T1">3.7 miles</text:span> <text:s/></text:p>
      <text:p text:style-name="P81">Warm up:<text:span text:style-name="T2"> 0.25 miles </text:span></text:p>
      <text:p text:style-name="P81">Run: <text:span text:style-name="T2">10 x 0.317 cemetery loop = 3.17 miles, Time: 34:22, Pace: 10:50/mile, Ave HR:140</text:span></text:p>
      <text:p text:style-name="P81">Warm down:<text:span text:style-name="T2"> 0.25 mile jog</text:span></text:p>
      <text:p text:style-name="P80"/>
      <text:p text:style-name="P81"><text:span text:style-name="T2">Tues March 16, 2021 </text:span>no running</text:p>
      <text:p text:style-name="P80"/>
      <text:p text:style-name="P80">Wed <text:s/>March 17, 2021 <text:s/><text:span text:style-name="T1">6.75 miles</text:span> running 0.25 miles walking</text:p>
      <text:p text:style-name="P80">I ran and walked 7 miles on hilly roads and averaged about 12:30/miles. Ave HR: 115</text:p>
      <text:p text:style-name="P80"><text:soft-page-break/></text:p>
      <text:p text:style-name="P80">Thur March 18, 2020 <text:span text:style-name="T1">no running</text:span> </text:p>
      <text:p text:style-name="P80"/>
      <text:p text:style-name="P80">Fri <text:s/>March 19, 2021 <text:span text:style-name="T1">3.7 miles</text:span> <text:s/></text:p>
      <text:p text:style-name="P81">Warm up:<text:span text:style-name="T2"> 0.25 miles </text:span></text:p>
      <text:p text:style-name="P81">Run: <text:span text:style-name="T2">10 x 0.317 cemetery loop = 3.17 miles, Time: 31:28, Pace: 9:55/mile, Ave HR:132</text:span></text:p>
      <text:p text:style-name="P81">Warm down:<text:span text:style-name="T2"> 0.25 mile jog</text:span></text:p>
      <text:p text:style-name="P80">I felt a lot better than 3 days ago.</text:p>
      <text:p text:style-name="P80"/>
      <text:p text:style-name="P81">In the last week: 22.3 miles</text:p>
      <text:p text:style-name="P81"/>
      <text:p text:style-name="P80">Sat March 20, 2021 <text:span text:style-name="T1">5.3 miles</text:span></text:p>
      <text:p text:style-name="P77">Warm up:<text:span text:style-name="T2"> jog 1.25 miles </text:span><text:s/></text:p>
      <text:p text:style-name="P77">Run: <text:span text:style-name="T2">6 x 0.317 mile cemetery loop with 1 loop jog between the intervals.</text:span></text:p>
      <text:p text:style-name="P79">Times: 2:49, 2:53, 2:48, 2:43, 2:37, 2:31, Ave Time: 2:44 or 8:36/mile pace </text:p>
      <text:p text:style-name="P79">Times for 1 loop jogs: about 4:00</text:p>
      <text:p text:style-name="P77">Warm down:<text:span text:style-name="T2"> <text:s/>¼ mile jog</text:span></text:p>
      <text:p text:style-name="P79"/>
      <text:p text:style-name="P77"><text:span text:style-name="T2">Mon <text:s/>March 22, 2021 </text:span>4 miles running</text:p>
      <text:p text:style-name="P81">Warm up:<text:span text:style-name="T2"> 0.5 miles to the cemetery loop</text:span></text:p>
      <text:p text:style-name="P81">Run and walk:<text:span text:style-name="T2"> 13 cemetery loops running the first ¼ mile of each loop and walking the last 0.067</text:span></text:p>
      <text:p text:style-name="P80">So I ran 3.25 and walked 0.87 miles for a total of 4.12 miles in 51:48 or 12:34/mile</text:p>
      <text:p text:style-name="P81">Warm down:<text:span text:style-name="T2"> 0.25 miles</text:span></text:p>
      <text:p text:style-name="P80"/>
      <text:p text:style-name="P80">Wed March 24, 2021 <text:span text:style-name="T1">4.7 miles</text:span></text:p>
      <text:p text:style-name="P80">I ran on the Allegheny College track.</text:p>
      <text:p text:style-name="P81">Warm up:<text:span text:style-name="T2"> <text:s/>1.5 miles averaging 10:00/mile and rest a few minutes</text:span></text:p>
      <text:p text:style-name="P81">Run: <text:span text:style-name="T2"><text:s/>6 x 300m with 300m jog after each run, </text:span></text:p>
      <text:p text:style-name="P80">Times: 1:31, 1:33, 1:32, 1:28, 1:26, 1:25, Ave Time: 1:29 or about 7:55/mile pace, <text:s text:c="2"/></text:p>
      <text:p text:style-name="P80">Jog Times: about 2:40 </text:p>
      <text:p text:style-name="P81">Warm down:<text:span text:style-name="T2"> rest a few minutes and 1 mile in 9:55</text:span></text:p>
      <text:p text:style-name="P80"/>
      <text:p text:style-name="P80">Thur March 25, 2021 <text:span text:style-name="T1">8 miles</text:span></text:p>
      <text:p text:style-name="P81">Run: <text:span text:style-name="T2">7 miles on the Allegheny track, Mile splits: 11:38, 11:18, 10:45, 10:46, 10:45, 10:39, 10:12</text:span></text:p>
      <text:p text:style-name="P80">Average pace: 10:52, <text:s/>Ave HR: 129 bpm</text:p>
      <text:p text:style-name="P80">I was a little tired and stiff from yesterday's workout but felt better as I ran.</text:p>
      <text:p text:style-name="P81">Warm down: <text:span text:style-name="T2">1</text:span> <text:span text:style-name="T2">mile jog home </text:span></text:p>
      <text:p text:style-name="P80"/>
      <text:p text:style-name="P81"><text:span text:style-name="T2">Fri March 26, 2021</text:span> no running</text:p>
      <text:p text:style-name="P81"/>
      <text:p text:style-name="P81">In the last week: 22 miles</text:p>
      <text:p text:style-name="P81"/>
      <text:p text:style-name="P80">Sat March 27, 2021 <text:span text:style-name="T1">3.7 miles</text:span></text:p>
      <text:p text:style-name="P81">Warm up: <text:span text:style-name="T2">0.25 mile jog to the Greendale Cemetery 510 meter loop.</text:span></text:p>
      <text:p text:style-name="P81">Run: <text:span text:style-name="T2">10 cemetery loops in 29:48 or 9:24/mile. Time/loop: 2:59, Total vertical ascent: 220 feet</text:span></text:p>
      <text:p text:style-name="P80">Mile splits: 9:53, 9:19, 9:11</text:p>
      <text:p text:style-name="P80"/>
      <text:p text:style-name="P80">Sun March 28, 2021 <text:span text:style-name="T1">no running </text:span></text:p>
      <text:p text:style-name="P81"><text:soft-page-break/></text:p>
      <text:p text:style-name="P77"><text:span text:style-name="T2">Mon <text:s/>March 29, 2021 </text:span>4.5 miles running</text:p>
      <text:p text:style-name="P81">Warm up:<text:span text:style-name="T2"> 0.5 miles to the cemetery loop</text:span></text:p>
      <text:p text:style-name="P81">Run and walk:<text:span text:style-name="T2"> 15 cemetery loops running the first ¼ mile of each loop and walking the last 0.067</text:span></text:p>
      <text:p text:style-name="P80">So I ran 3.75 and walked 1 miles for a total of 4.75 miles in 57:14 or 12:02/mile <text:s/>Ave HR: 130</text:p>
      <text:p text:style-name="P80"><text:span text:style-name="T1">Warm down:</text:span> 0.25 miles</text:p>
      <text:p text:style-name="P81"/>
      <text:p text:style-name="P80">Tues<text:span text:style-name="T1"> <text:s/></text:span>March 30, 2021 <text:span text:style-name="T1">6 miles</text:span></text:p>
      <text:p text:style-name="P80"><text:span text:style-name="T1">Warm up:</text:span> 2.5 miles including 2 miles in 21:57 on the cemetery loop and then rest a few mnutes</text:p>
      <text:p text:style-name="P81">Run: <text:span text:style-name="T2">10 cemetery loops in 29:59 or 9:27/mile. Time/loop: 3:00, Total vertical ascent: 220 feet</text:span></text:p>
      <text:p text:style-name="P80"><text:span text:style-name="T1">Warm down:</text:span> 0.3 miles</text:p>
      <text:p text:style-name="P80"/>
      <text:p text:style-name="P80">Wed March 31, 2021 <text:span text:style-name="T1">3.7 miles</text:span> </text:p>
      <text:p text:style-name="P80"><text:s/><text:span text:style-name="T1">Warm up:</text:span> 0.25 miles <text:s text:c="2"/></text:p>
      <text:p text:style-name="P81">Run: <text:span text:style-name="T2">10 cemetery loops (3.17 miles) in 31:20 or 9:53/mile. </text:span></text:p>
      <text:p text:style-name="P80"><text:span text:style-name="T1">Warm down:</text:span> 0.25 miles</text:p>
      <text:p text:style-name="P80"/>
      <text:p text:style-name="P80">Thur April 1, 2021 <text:span text:style-name="T1">no running</text:span></text:p>
      <text:p text:style-name="P80"/>
      <text:p text:style-name="P80">Fri April 2, 2021 <text:span text:style-name="T1">3.7 miles</text:span> </text:p>
      <text:p text:style-name="P80"><text:span text:style-name="T1">Warm up:</text:span> 0.25 miles <text:s text:c="2"/></text:p>
      <text:p text:style-name="P81">Run: <text:span text:style-name="T2">10 cemetery loops (3.17 miles) in 31:03 or 9:48/mile. <text:s/>HR = 135</text:span></text:p>
      <text:p text:style-name="P80"><text:span text:style-name="T1">Warm down:</text:span> 0.25 miles</text:p>
      <text:p text:style-name="P80"/>
      <text:p text:style-name="P81">In the last week: 21.6 miles</text:p>
      <text:p text:style-name="P81"/>
      <text:p text:style-name="P80">Sat April 3, 2021 <text:span text:style-name="T1">3.7 miles</text:span> </text:p>
      <text:p text:style-name="P80"><text:span text:style-name="T1">Warm up:</text:span> 0.25 miles <text:s text:c="2"/></text:p>
      <text:p text:style-name="P81">Run: <text:span text:style-name="T2">10 cemetery loops (3.17 miles) in 30:18 or 9:34/mile. <text:s/>HR = 130</text:span></text:p>
      <text:p text:style-name="P80"><text:span text:style-name="T1">Warm down:</text:span> 0.25 miles</text:p>
      <text:p text:style-name="P80"/>
      <text:p text:style-name="P80">Sun April 4, 2021 <text:span text:style-name="T1">no running</text:span></text:p>
      <text:p text:style-name="P81"/>
      <text:p text:style-name="P80">Mon April 5, 2021 <text:span text:style-name="T1">no running </text:span></text:p>
      <text:p text:style-name="P81">I walked 3 miles with Mary Jane</text:p>
      <text:p text:style-name="P10"/>
      <text:p text:style-name="P23"><text:span text:style-name="T28">Tues April 6, 2021 </text:span><text:span text:style-name="T29">7.8 miles </text:span></text:p>
      <text:p text:style-name="P81">Warm up:<text:span text:style-name="T2"> 2.8</text:span> <text:span text:style-name="T2">miles at various paces on Tamarack Dr.</text:span></text:p>
      <text:p text:style-name="P81">Run:<text:span text:style-name="T2"> I ran 5 miles with Jim Fitch on Tamarack Dr</text:span></text:p>
      <text:p text:style-name="P81"><text:span text:style-name="T2">Splits:</text:span> <text:s/><text:span text:style-name="T2">9:06, 9:06, 9:07, 9:11, 9:04 <text:s/>Time:45:34 <text:s/>Ave HR: 155 bpm Elevation gain 104 feet</text:span></text:p>
      <text:p text:style-name="P80"/>
      <text:p text:style-name="P77"><text:span text:style-name="T2">Wed <text:s/>April 7, 2021 </text:span><text:s/>3 miles running</text:p>
      <text:p text:style-name="P81">Warm up:<text:span text:style-name="T2"> 0.25 miles to the cemetery loop</text:span></text:p>
      <text:p text:style-name="P81">Run and walk:<text:span text:style-name="T2"> 10 cemetery loops running the first ¼ mile of each loop and walking the last 0.067</text:span></text:p>
      <text:p text:style-name="P80">So I ran 2.5 miles and walked 0.67 miles for a total of 3.17 miles in 40:19 or 12:43/mile, Ave HR = 107</text:p>
      <text:p text:style-name="P81">Warm down<text:span text:style-name="T2">: 0.25 miles</text:span></text:p>
      <text:p text:style-name="P80"/>
      <text:p text:style-name="P80">Thur April 8, 2021 <text:span text:style-name="T1">5 miles</text:span></text:p>
      <text:p text:style-name="P81"><text:soft-page-break/>Warm up: <text:span text:style-name="T2">0.3 mile jog to the Greendale Cemetery 510 meter loop.</text:span></text:p>
      <text:p text:style-name="P81">Run: <text:span text:style-name="T2">13 cemetery loops, Distance: 4.1 miles, Time: 44:55 or 10:56/mile. Ave Pulse 123</text:span></text:p>
      <text:p text:style-name="P80"><text:span text:style-name="T1">Warm down:</text:span> 0.6 miles</text:p>
      <text:p text:style-name="P80"/>
      <text:p text:style-name="P80">Fri <text:s/>April 9, 2021 <text:s/><text:span text:style-name="T1">4.67 miles</text:span></text:p>
      <text:p text:style-name="P81">Warm up: <text:span text:style-name="T2">0.25 mile jog to the Greendale Cemetery 510 meter loop.</text:span></text:p>
      <text:p text:style-name="P81">Run: <text:span text:style-name="T2">13 cemetery loops plus 0.05 miles, Distance: 4.17 miles, Time: 41:21 or 9:51/mile.</text:span></text:p>
      <text:p text:style-name="P80">The last mile was in 9:00 <text:s/>Ave Pulse 128</text:p>
      <text:p text:style-name="P80"><text:span text:style-name="T1">Warm down:</text:span> 0.25 miles</text:p>
      <text:p text:style-name="P80">I was tired after the fast run on Tuesday but have felt better every day since then.</text:p>
      <text:p text:style-name="P80"/>
      <text:list xml:id="list1374972626320626945" text:style-name="L10">
        <text:list-item>
          <text:list>
            <text:list-header>
              <text:p text:style-name="P122">24.2 miles in the last week</text:p>
            </text:list-header>
          </text:list>
        </text:list-item>
      </text:list>
      <text:p text:style-name="P80"/>
      <text:p text:style-name="P80">Sat April 10, 2021 <text:s/><text:span text:style-name="T1">5.6 miles</text:span> <text:s text:c="8"/>I practiced running hills for an ultra marathon.</text:p>
      <text:p text:style-name="P80"><text:span text:style-name="T1">Warm up:</text:span> 0.3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04 bpm, Ave Pace: 13:30/mile, Sum of ascents: 650 feet</text:p>
      <text:p text:style-name="P80"><text:s text:c="12"/>pace <text:s text:c="7"/>Ave Heart Rate</text:p>
      <text:p text:style-name="P80">down: 10:54<text:tab/> <text:s text:c="3"/>95 <text:s/></text:p>
      <text:p text:style-name="P80"><text:s text:c="5"/>up: 14:54<text:tab/> <text:s text:c="2"/>110</text:p>
      <text:p text:style-name="P80">down: 11:55<text:tab/> <text:s text:c="3"/>97</text:p>
      <text:p text:style-name="P80"><text:s text:c="5"/>up: 14:56<text:tab/> <text:s text:c="2"/>111</text:p>
      <text:p text:style-name="P80">down: 12:12<text:tab/> <text:s text:c="3"/>96</text:p>
      <text:p text:style-name="P80"><text:s text:c="5"/>up: 15:14<text:tab/> <text:s text:c="2"/>111</text:p>
      <text:p text:style-name="P81">Warm down: <text:span text:style-name="T2">0.5 miles</text:span></text:p>
      <text:p text:style-name="P80"/>
      <text:p text:style-name="P77"><text:span text:style-name="T2">Sun <text:s/>April 11, 2021 </text:span><text:s/>3.7 miles</text:p>
      <text:p text:style-name="P81">Warm up:<text:span text:style-name="T2"> 0.25 miles to the cemetery loop</text:span></text:p>
      <text:p text:style-name="P81">Run:<text:span text:style-name="T2"> 10 cemetery loops or 3.17 miles in 33:36 or 10:36/mile, <text:s/>Ave HR = 112</text:span></text:p>
      <text:p text:style-name="P80">Warm down: 0.25 miles</text:p>
      <text:p text:style-name="P80"/>
      <text:p text:style-name="P80">Mon April 12, 2021 <text:span text:style-name="T1">no running</text:span></text:p>
      <text:p text:style-name="P80"/>
      <text:p text:style-name="P80">Tues April 13, 2021 <text:span text:style-name="T1">5.6 miles</text:span></text:p>
      <text:p text:style-name="P81">Warm up:<text:span text:style-name="T2"> jog 1.25 miles </text:span><text:s/></text:p>
      <text:p text:style-name="P81">Run: 7<text:span text:style-name="T2"> x 0.317 mile cemetery loop with 1 loop jog after the intervals.</text:span></text:p>
      <text:p text:style-name="P80">Times: 2:48, 2:52, 2:51, 2:47, 2:42, 2:40, 2.24 Ave Time: 2:43 or 8:34/mile pace </text:p>
      <text:p text:style-name="P80">Times for 1 loop jogs: about 3:50</text:p>
      <text:p text:style-name="P81">Warm down:<text:span text:style-name="T2"> <text:s/>¼ mile jog</text:span></text:p>
      <text:p text:style-name="P80">Compare to Sat March 20, 2021 </text:p>
      <text:p text:style-name="P10"/>
      <text:p text:style-name="P80">Wed <text:s/>April 14, 2021 <text:s/><text:span text:style-name="T1">5.3 miles</text:span> <text:s text:c="8"/>I practiced running hills for an ultra marathon.</text:p>
      <text:p text:style-name="P80"><text:span text:style-name="T1">Warm up:</text:span> 0.25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27 bpm, Ave Pace: 12:49/mile, Sum of ascents: 650 feet</text:p>
      <text:p text:style-name="P80"><text:s text:c="12"/>pace <text:s text:c="7"/>Ave Heart Rate</text:p>
      <text:p text:style-name="P80"><text:soft-page-break/>down: 10:35<text:tab/> <text:s text:c="3"/>131 <text:s/></text:p>
      <text:p text:style-name="P80"><text:s text:c="5"/>up: 14:07<text:tab/> <text:s text:c="2"/>133</text:p>
      <text:p text:style-name="P80">down: 11:48<text:tab/> <text:s text:c="2"/>113</text:p>
      <text:p text:style-name="P80"><text:s text:c="5"/>up: 13:46<text:tab/> <text:s text:c="2"/>127</text:p>
      <text:p text:style-name="P80">down: 11:26<text:tab/> <text:s text:c="2"/>110</text:p>
      <text:p text:style-name="P80"><text:s text:c="5"/>up: 13:49<text:tab/> <text:s text:c="2"/>127</text:p>
      <text:p text:style-name="P81"><text:span text:style-name="T17">Warm down: </text:span><text:span text:style-name="T16">0.25 miles</text:span></text:p>
      <text:p text:style-name="P68"/>
      <text:p text:style-name="P81"><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8">Fri April 23, 2021 <text:span text:style-name="T1">5.6 miles</text:span></text:p>
      <text:p text:style-name="P69">Warm up:<text:span text:style-name="T2"> jog 0.25 miles to the cemetery loop, sum of ascents on the loop: 22 feet</text:span></text:p>
      <text:p text:style-name="P69">Run: <text:span text:style-name="T2">1 mile (3 loops plus) on the loop in 9:53 and 2:45 rest</text:span></text:p>
      <text:p text:style-name="P69">Run: 7<text:span text:style-name="T2"> x 0.317 mile cemetery loop with 1 loop jog after the intervals.</text:span></text:p>
      <text:p text:style-name="P68">Times: 2:43, 2:48, 2:42, 2:42, 2:39, 2:33, 2:20 Ave Time: 2:38 or 8:18/mile pace </text:p>
      <text:p text:style-name="P68">Times for 1 loop jogs: about 3:50</text:p>
      <text:p text:style-name="P69">Warm down:<text:span text:style-name="T2"> <text:s/>¼ mile jog</text:span></text:p>
      <text:p text:style-name="P68">Compare to Tue April 13, 2021 </text:p>
      <text:p text:style-name="P68"/>
      <text:p text:style-name="P69">In the last week: 20.2 miles</text:p>
      <text:p text:style-name="P68"/>
      <text:p text:style-name="P68">Sat April 24, 2021 5<text:span text:style-name="T1">.5 miles </text:span><text:s/></text:p>
      <text:p text:style-name="P69">Warm up: <text:span text:style-name="T2">0.25 miles</text:span></text:p>
      <text:p text:style-name="P69">Run:<text:span text:style-name="T2"> 5 miles: </text:span></text:p>
      <text:p text:style-name="P68">1 mile all down hill from the top of Greendale Cemetery to Stewart St and </text:p>
      <text:p text:style-name="P68">1 mile back up averaging 12:26/mile round-trip, change in altitude on the hill: 253 ft.</text:p>
      <text:p text:style-name="P68">1 mile all down hill from the top of Greendale Cemetery to Stewart St and </text:p>
      <text:p text:style-name="P68">1 mile back up averaging 12:20/mile round-trip, change in altitude on the hill: 253 ft.</text:p>
      <text:p text:style-name="P68">1 mile on the cemetery loop in 12:30, sum of ascents: 60 ft</text:p>
      <text:p text:style-name="P68">Ave HR: 126 bpm </text:p>
      <text:p text:style-name="P69">Warm down:<text:span text:style-name="T2"> 0.25 miles home</text:span></text:p>
      <text:p text:style-name="P68"/>
      <text:p text:style-name="P69"><text:span text:style-name="T2">Sun April 25, 2021 </text:span>no running</text:p>
      <text:p text:style-name="P23"/>
      <text:p text:style-name="P68">Mon April 26, 2021 <text:span text:style-name="T1">5 miles</text:span></text:p>
      <text:p text:style-name="P68"><text:span text:style-name="T1">Warm up:</text:span> 2.3 miles at various paces including 1 cemetery loop in about 3:10</text:p>
      <text:p text:style-name="P69">Run: <text:span text:style-name="T2">With Bill and David 4 x 1 cemetery with a cemetery loop jog after each fast loop.</text:span></text:p>
      <text:p text:style-name="P68">Distance around loop : 0.317 miles, sum of ascents along loop: 22 feet</text:p>
      <text:p text:style-name="P68">Times: 2:31, 2:32, 2:29, 2:19, Average time: 2:28, Time for jogs: about 3:55</text:p>
      <text:p text:style-name="P68"><text:span text:style-name="T1">Warm down:</text:span> 0.25 mile jog home</text:p>
      <text:p text:style-name="P68"/>
      <text:p text:style-name="P68">Tues April 27, 2021 <text:span text:style-name="T1">4.6 miles</text:span></text:p>
      <text:p text:style-name="P68">In the morning I cut grass with a push mower for over an hour. In the afternoon I worked in the garden for over an hour. <text:s/>I rested a few minutes and felt tired when I started my run. After 2 miles I felt better.</text:p>
      <text:p text:style-name="P69">Warm up: <text:span text:style-name="T2">0.35 miles to the cemetery loop</text:span></text:p>
      <text:p text:style-name="P69">Run: <text:span text:style-name="T2">4 miles on the cemetery loop averaging 11:25/mile, sum of ascents: 280 feet.</text:span></text:p>
      <text:p text:style-name="P69">Warm down: <text:span text:style-name="T2"><text:s text:c="2"/>0.25 mile jog home</text:span></text:p>
      <text:p text:style-name="P68"/>
      <text:p text:style-name="P69"><text:span text:style-name="T2">Wed April 28, 2021 </text:span>2.5 miles</text:p>
      <text:p text:style-name="P69">Warm up: <text:span text:style-name="T2">0.25 miles </text:span></text:p>
      <text:p text:style-name="P69"><text:soft-page-break/>Run: <text:span text:style-name="T2">2 miles on the cemetery loop in 18:39, Splits: 9:49, 8:50 sum of ascents: 130 feet.</text:span></text:p>
      <text:p text:style-name="P69">Warm down: <text:span text:style-name="T2">0.25 miles</text:span></text:p>
      <text:p text:style-name="P68"/>
      <text:p text:style-name="P68">Thur April 29, 2021 <text:span text:style-name="T1">no running</text:span></text:p>
      <text:p text:style-name="P23"/>
      <text:p text:style-name="P23">Fri April 30, 2023 <text:span text:style-name="T1">3.5 miles</text:span></text:p>
      <text:p text:style-name="P68">I felt tired from the hard workouts I have had since last Friday.</text:p>
      <text:p text:style-name="P68"><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8"><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10"/>
      <text:p text:style-name="P10"><text:span text:style-name="T2">Wed May 5, 2021 </text:span>4.6 miles </text:p>
      <text:p text:style-name="P69">Warm up: <text:span text:style-name="T2">0.25 miles </text:span></text:p>
      <text:p text:style-name="P69">Run: <text:span text:style-name="T2">4.1 miles on the cemetery loop averaging 11:15, sum of ascents: 286 feet.</text:span></text:p>
      <text:p text:style-name="P69">Warm down: <text:span text:style-name="T2">0.25 miles</text:span></text:p>
      <text:p text:style-name="P23"/>
      <text:p text:style-name="P10"><text:span text:style-name="T16">Thur May 6, 2021 </text:span><text:span text:style-name="T17">4.6 miles</text:span>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69"><text:span text:style-name="T2">Fri May 7, 2021 </text:span>1 mile of jogging </text:p>
      <text:p text:style-name="P10">In the last week: 26.8 miles</text:p>
      <text:p text:style-name="P54"><text:soft-page-break/><text:span text:style-name="T2">Sat May 8, 2021 </text:span>5 miles Same workout as last Saturday May 1</text:p>
      <text:p text:style-name="P52"><text:span text:style-name="T1">Warm up:</text:span> <text:s/>0.25 miles to the cemetery loop </text:p>
      <text:p text:style-name="P54">Run:<text:span text:style-name="T2"> 3x1mile on the loop with 0.5 mile jog after each mile</text:span></text:p>
      <text:p text:style-name="P52">Mile times: 9:51, 9:25, 8:47 <text:s/>Times for jogs about 6 minutes</text:p>
      <text:p text:style-name="P52">Warm down: <text:s/>0.25 miles</text:p>
      <text:p text:style-name="P52"/>
      <text:p text:style-name="P54"><text:span text:style-name="T2">Sun May 9, 2021 </text:span>4.6 miles </text:p>
      <text:p text:style-name="P54">Warm up: <text:span text:style-name="T2">0.25 miles </text:span></text:p>
      <text:p text:style-name="P54">Run: <text:span text:style-name="T2">4.1 miles on the cemetery loop averaging 11:09, sum of ascents: 286 feet.</text:span></text:p>
      <text:p text:style-name="P54">Warm down: <text:span text:style-name="T2">0.25 miles</text:span></text:p>
      <text:p text:style-name="P52"/>
      <text:p text:style-name="P54"><text:span text:style-name="T2">Mon May 10, 2021 </text:span>4.5 miles</text:p>
      <text:p text:style-name="P54">Warm up<text:span text:style-name="T2">: 0.25 miles to the cemetery loop </text:span></text:p>
      <text:p text:style-name="P54">Run:<text:span text:style-name="T2"> 2 miles on the loop in 21:04 or 10:32/mile and rest a few minutes.</text:span></text:p>
      <text:p text:style-name="P52">Then with David and Bill 3 x 1 cemetery with a cemetery loop jog before each fast loop.</text:p>
      <text:p text:style-name="P52">Distance around loop : 0.317 miles, sum of ascents along loop: 22 feet</text:p>
      <text:p text:style-name="P52">Times: 2:30, 2:31, 2:34, Average time: 2:32, Time for jogs: about 3:55</text:p>
      <text:p text:style-name="P52"><text:span text:style-name="T1">Warm down:</text:span> 0.3 mile on the loop</text:p>
      <text:p text:style-name="P52"/>
      <text:p text:style-name="P52">Tues May 11, 2021 <text:span text:style-name="T1">no running</text:span></text:p>
      <text:p text:style-name="P54"/>
      <text:p text:style-name="P52">Wed May 12, 2021 <text:span text:style-name="T1">5 miles</text:span></text:p>
      <text:p text:style-name="P52"><text:span text:style-name="T1">Warm up:</text:span> 0.25 miles to the cemetery loop</text:p>
      <text:p text:style-name="P54">Run: <text:span text:style-name="T2">4.44 miles on the cemetery loop averaging 11:01, sum of ascents: 308 feet.</text:span></text:p>
      <text:p text:style-name="P54">Warm down: <text:span text:style-name="T2">0.3 mile jog</text:span></text:p>
      <text:p text:style-name="P52"/>
      <text:p text:style-name="P54"><text:span text:style-name="T2">Thur May 13, 2021 </text:span>3 miles<text:span text:style-name="T2"> </text:span></text:p>
      <text:p text:style-name="P52"><text:span text:style-name="T1">Warm up:</text:span> 0.25 miles to the cemetery loop</text:p>
      <text:p text:style-name="P54">Run: O<text:span text:style-name="T2">n the loop: 1 mile in 10:16, jog ½ mile in about 6:00, 1 mile in 9:42, rest a little </text:span></text:p>
      <text:p text:style-name="P54">Warm down: <text:span text:style-name="T2">0.25 mile jog home</text:span></text:p>
      <text:p text:style-name="P52"/>
      <text:p text:style-name="P54"><text:span text:style-name="T2">Fri May 14, 2021 </text:span>no running</text:p>
      <text:p text:style-name="P54"/>
      <text:p text:style-name="P54">In the last week: 22.1 miles</text:p>
      <text:p text:style-name="P54"/>
      <text:p text:style-name="P54"/>
      <text:p text:style-name="P54"/>
      <text:p text:style-name="P54"/>
      <text:p text:style-name="P47"><text:soft-page-break/><text:span text:style-name="T2">Sat May 15, 2021 </text:span>6.6 miles <text:s/></text:p>
      <text:p text:style-name="P47">Warm up: <text:span text:style-name="T2">1.5 miles</text:span></text:p>
      <text:p text:style-name="P44"><text:span text:style-name="T1">Run:</text:span> I ran a staggered start 5 miles with 5 other runners on Tamarack Drive.</text:p>
      <text:p text:style-name="P44">Time: 43:15, Ave Pace: 8:39/mile, Splits: 8:59, 8:37, 8:36, 8:38, 8:23</text:p>
      <text:p text:style-name="P44">I ran 45:34 on the same course on April 6, 2021</text:p>
      <text:p text:style-name="P44"/>
      <text:p text:style-name="P44">Sun May 16, 2021 <text:span text:style-name="T1">no running</text:span></text:p>
      <text:p text:style-name="P47"/>
      <text:p text:style-name="P44">Mon May 17, <text:s/>2021 <text:span text:style-name="T1">5 miles</text:span> </text:p>
      <text:p text:style-name="P44">I ran with 7 other runners on the high school track. <text:s/>We have not done interval training since 2019.</text:p>
      <text:p text:style-name="P47">Warm up: <text:span text:style-name="T2">2 mile jog</text:span></text:p>
      <text:p text:style-name="P47">Run:<text:span text:style-name="T2"> 6 x 400m with a 400m jog after each. Times: 2:05, 2:04, 2:03, 1:58, 1:55, 1:50 Times between runs: about 3:30</text:span></text:p>
      <text:p text:style-name="P44"/>
      <text:p text:style-name="P47"><text:span text:style-name="T2">Tues May 18, 2021 </text:span>no running</text:p>
      <text:p text:style-name="P47"/>
      <text:p text:style-name="P44">Wed May 19, 2021 <text:span text:style-name="T1">4.9 miles</text:span><text:span text:style-name="T1"> </text:span></text:p>
      <text:p text:style-name="P47">Warm up: <text:span text:style-name="T2">0.25 miles </text:span></text:p>
      <text:p text:style-name="P47">Run: <text:span text:style-name="T2">4.1 miles on the cemetery loop averaging 11:08, sum of ascents: 286 feet.</text:span></text:p>
      <text:p text:style-name="P47">Warm down: <text:span text:style-name="T2">0.5 miles</text:span></text:p>
      <text:p text:style-name="P44"/>
      <text:p text:style-name="P47"><text:span text:style-name="T2">Thur May 20, 2021 </text:span>5.25 miles</text:p>
      <text:p text:style-name="P47">Run: <text:span text:style-name="T2">5 miles on the Allegheny College track. <text:s/>I ran wide on the turns so each lap was ¼ mile. <text:s/>Time: 54:02, Ave Pace: 10:48/mile</text:span></text:p>
      <text:p text:style-name="P44">Warm down: 0.25 mile jog</text:p>
      <text:p text:style-name="P44"/>
      <text:p text:style-name="P44">Fri May 21, 3.5 miles on the Allegheny track</text:p>
      <text:p text:style-name="P44">I run wide on the curves so each lap is ¼ mile</text:p>
      <text:p text:style-name="P44"><text:span text:style-name="T1">Run:</text:span> 1.5 miles averaging 10:40/mile and rest a few minutes</text:p>
      <text:list xml:id="list1869917893287132018" text:style-name="L11">
        <text:list-item>
          <text:list>
            <text:list-header>
              <text:p text:style-name="P115"><text:s text:c="10"/>1.5 miles averaging <text:s text:c="2"/>9:39/mile, Splits: (9:58, 4:30)</text:p>
              <text:p text:style-name="P115"><text:span text:style-name="T1">Warm down: <text:s/></text:span>½ mile jog </text:p>
            </text:list-header>
          </text:list>
        </text:list-item>
      </text:list>
      <text:p text:style-name="P47"><text:span text:style-name="T2">Soon after</text:span> <text:span text:style-name="T2">running I cut grass for an hour with a push mower. </text:span></text:p>
      <text:p text:style-name="P44"/>
      <text:p text:style-name="P47"/>
      <text:p text:style-name="P47">In the last week: 25.25 </text:p>
      <text:p text:style-name="P47"/>
      <text:p text:style-name="P47"/>
      <text:p text:style-name="P47"/>
      <text:p text:style-name="P47"><text:soft-page-break/></text:p>
      <text:p text:style-name="P44">Sat May 22, 2021 <text:span text:style-name="T1">no running</text:span> <text:s/></text:p>
      <text:p text:style-name="P44"/>
      <text:p text:style-name="P44">Sun May 23, 2021 <text:span text:style-name="T1">no running</text:span> </text:p>
      <text:p text:style-name="P44"/>
      <text:p text:style-name="P44">Mon May 24, 2021 <text:span text:style-name="T1">5 miles</text:span></text:p>
      <text:p text:style-name="P44">I ran with 10 other runners on the high school track.</text:p>
      <text:p text:style-name="P44"><text:span text:style-name="T1">Warm up:</text:span> 2 miles</text:p>
      <text:p text:style-name="P44"><text:span text:style-name="T1">Run:</text:span> <text:s/>200m, 400m, 600m, 600m, 400m, 200m with jogs after each one that were the same distance as the distance we had just run.</text:p>
      <text:p text:style-name="P47">Times: <text:span text:style-name="T2">1:00, 2:03, 3:01, 2:54, 1:54, 0:55</text:span></text:p>
      <text:p text:style-name="P44"/>
      <text:p text:style-name="P47"><text:span text:style-name="T2">Tues May 25, 2021 </text:span>8 miles<text:span text:style-name="T2"> </text:span>running,<text:span text:style-name="T2"> 2.2 miles walking</text:span></text:p>
      <text:p text:style-name="P44">I ran and walked 10.2 miles with Jim Fitch mostly on the Ernst Trail and Ernst Trail extension.</text:p>
      <text:p text:style-name="P44"/>
      <text:p text:style-name="P44">Wed May 26, 2021 <text:span text:style-name="T1">6 miles</text:span></text:p>
      <text:p text:style-name="P44">I ran on the high school track with 10 other runners.</text:p>
      <text:p text:style-name="P47">Run: <text:span text:style-name="T2">3miles including 4 x 400m with a 400m jog between the runs.</text:span></text:p>
      <text:p text:style-name="P44">Times on the runs: 2:14, 2:15, 2:14, 2:10 and rest a few minutes</text:p>
      <text:p text:style-name="P44">More faster intervals: 6 x 400meters with a 400 meter jog after each run</text:p>
      <text:p text:style-name="P44">Times on the runs: 1:59, 2:00, 1:58, 2:00, 1:54, 1:48</text:p>
      <text:p text:style-name="P44"/>
      <text:p text:style-name="P44">Thur May 27, 2021 <text:span text:style-name="T1">2 miles</text:span> </text:p>
      <text:p text:style-name="P44">I jogged 2 miles on the Ernst Trail </text:p>
      <text:p text:style-name="P44"/>
      <text:p text:style-name="P44">Fri May 28, 2021 <text:span text:style-name="T1">2.2 miles</text:span></text:p>
      <text:p text:style-name="P44">I ran 2.2 miles on the cemetery averaging 11:40/mile </text:p>
      <text:p text:style-name="P44"/>
      <text:p text:style-name="P47">In the last week: 23.2 miles</text:p>
      <text:p text:style-name="P44"/>
      <text:p text:style-name="P44">Sat May 29, 2021 <text:span text:style-name="T1">2.2 miles</text:span></text:p>
      <text:p text:style-name="P44">I ran 2.2 miles on the cemetery averaging 10:42/mile</text:p>
      <text:p text:style-name="P44"/>
      <text:p text:style-name="P44">Sun May 30, 2021 <text:span text:style-name="T1">3.45 miles</text:span></text:p>
      <text:p text:style-name="P47">Warm up: <text:span text:style-name="T2">0.25 miles to the cemetery loop</text:span></text:p>
      <text:p text:style-name="P44"><text:span text:style-name="T1">Run: </text:span>10 loops (3.17 miles) in 32:56 <text:s/>Ave Pace: 10:23/mile </text:p>
      <text:p text:style-name="P44">Mile Splits: 10:25, 10:29, 10:20</text:p>
      <text:p text:style-name="P47">Warm down: <text:span text:style-name="T2">1 mile walk with Mary Jane</text:span></text:p>
      <text:p text:style-name="P44"><text:soft-page-break/>Tues June 1, 2021 <text:span text:style-name="T1">5.25 miles</text:span></text:p>
      <text:p text:style-name="P23">I ran with 10 other runners on the high school track.</text:p>
      <text:p text:style-name="P23"><text:span text:style-name="T1">Warm up:</text:span> 2 miles at various paces</text:p>
      <text:p text:style-name="P44"><text:span text:style-name="T1">Run:</text:span> <text:s/>200m, 400m, 600m, 600m, 400m, 200m with jogs after each one that were the same distance as the distance we had just run.</text:p>
      <text:p text:style-name="P47"><text:span text:style-name="T2">Times:</text:span> <text:span text:style-name="T2">1:04, 2:05, 3:11, 3:09, 2:00, 0:57</text:span></text:p>
      <text:p text:style-name="P47">Warm down: <text:span text:style-name="T2">0.25 miles</text:span></text:p>
      <text:p text:style-name="P44"/>
      <text:p text:style-name="P44">Wed June 2, 2021 <text:span text:style-name="T1">2.4 miles</text:span></text:p>
      <text:p text:style-name="P44"><text:span text:style-name="T1">Warm up: </text:span>0.25 miles</text:p>
      <text:p text:style-name="P44">I ran 1.9 miles on the cemetery averaging 10:58/mile</text:p>
      <text:p text:style-name="P44"><text:span text:style-name="T1">Warm down:</text:span> 0.25 miles</text:p>
      <text:p text:style-name="P44"/>
      <text:p text:style-name="P44">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4">Mon June 14, 2021 <text:span text:style-name="T1">5 miles</text:span></text:p>
      <text:p text:style-name="P23">I ran with 7 other runners on the high school track.</text:p>
      <text:p text:style-name="P23"><text:span text:style-name="T1">Warm up:</text:span> 2 miles at about 10:40/mile</text:p>
      <text:p text:style-name="P44"><text:span text:style-name="T1">Run:</text:span> <text:s/>200m, 400m, 600m, 600m, 400m, 200m with jogs after each one that were <text:soft-page-break/>the same distance as the distance we had just run.</text:p>
      <text:p text:style-name="P47"><text:span text:style-name="T2">Times <text:s text:c="7"/>today:</text:span> <text:span text:style-name="T2">1:03, 2:03, 2:58, 2:54, 1:46, 0:53</text:span></text:p>
      <text:p text:style-name="P44">Times on June 1: 1:04, 2:05, 3:11, 3:09, 2:00, 0:57</text:p>
      <text:p text:style-name="P44">I felt good running today.</text:p>
      <text:p text:style-name="P44"/>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5"/>
      <text:p text:style-name="P61"/>
      <text:p text:style-name="P65"><text:soft-page-break/>Sun June 20, 2021 <text:span text:style-name="T1">3.7 miles</text:span> </text:p>
      <text:p text:style-name="P65"><text:span text:style-name="T1">Warm up:</text:span> 0.25 miles </text:p>
      <text:p text:style-name="P65"><text:span text:style-name="T1">Run:</text:span> 10 cemetery laps (3.17 miles) in 38:02 or 12:00/mile </text:p>
      <text:p text:style-name="P65">Ave HR: 125 bpm, Heart beats per mile: 1500,VO2Max: 44</text:p>
      <text:p text:style-name="P65"><text:span text:style-name="T1">Warm down: </text:span>0.25 miles </text:p>
      <text:p text:style-name="P65">I was tired from yesterday's workout.</text:p>
      <text:p text:style-name="P61"/>
      <text:p text:style-name="P65">Mon June 21, 2021 <text:span text:style-name="T1">7.75</text:span> <text:span text:style-name="T1">miles</text:span> </text:p>
      <text:p text:style-name="P65"><text:span text:style-name="T1">In the morning: </text:span>3.7 miles total</text:p>
      <text:p text:style-name="P65"><text:span text:style-name="T1">Warm up:</text:span> 0.25 miles </text:p>
      <text:p text:style-name="P65"><text:span text:style-name="T1">Run:</text:span> 10 cemetery laps (3.17 miles) in 36:12 or 11:32/mile </text:p>
      <text:p text:style-name="P65">Ave HR: 118 bpm, Heart beats per mile: 1360,VO2Max: 44</text:p>
      <text:p text:style-name="P65"><text:span text:style-name="T1">Warm down: </text:span>0.25 miles </text:p>
      <text:p text:style-name="P65">I was less tired than yesterday</text:p>
      <text:p text:style-name="P61">I the afternoon I ran with 6 other runners at the Allegheny College athletic fields.</text:p>
      <text:p text:style-name="P61">Run: <text:span text:style-name="T2">4.55 miles at various paces including ½ of the 5K course we will run on Saturday at 10:14/mile. </text:span></text:p>
      <text:p text:style-name="P65">I felt tired from the running on Saturday and today.</text:p>
      <text:p text:style-name="P65"/>
      <text:p text:style-name="P65">Tues June 22, 2021 <text:span text:style-name="T1">no running</text:span></text:p>
      <text:p text:style-name="P61"/>
      <text:p text:style-name="P65">Wed June 23, 2021 <text:span text:style-name="T1">2 miles </text:span></text:p>
      <text:p text:style-name="P65">I ran at an easy pace on grass and and trails. </text:p>
      <text:p text:style-name="P65"/>
      <text:p text:style-name="P65">Thur June 24, 2021 <text:span text:style-name="T1">2 miles</text:span></text:p>
      <text:p text:style-name="P65">I ran at an easy pace mainly on the cemetery loop.</text:p>
      <text:p text:style-name="P65"/>
      <text:p text:style-name="P65">Fri June 25, 2021 miles <text:span text:style-name="T1">no running</text:span></text:p>
      <text:p text:style-name="P65">I walked 1.5 miles marking a 5K cross country course at the Allegheny athletic field.</text:p>
      <text:p text:style-name="P65"><text:s/></text:p>
      <text:p text:style-name="P61">In the last week: <text:s/>22.5 miles</text:p>
      <text:p text:style-name="P61"/>
      <text:p text:style-name="P65">Sat June 26, <text:span text:style-name="T1">4.5 miles</text:span></text:p>
      <text:p text:style-name="P65">I ran a 5K cross country run with 8 other runners on the Allegheny Athletic fields. .It was a hilly course</text:p>
      <text:p text:style-name="P65"><text:span text:style-name="T1">Warm up:</text:span> 1.4 miles</text:p>
      <text:p text:style-name="P61">Run: <text:span text:style-name="T2">5K in 27:50 or 8:54/mile</text:span></text:p>
      <text:p text:style-name="P65"/>
      <text:p text:style-name="P61"><text:span text:style-name="T2">Sun June 27, 2021 </text:span>5 miles <text:s/>Thank you CM</text:p>
      <text:p text:style-name="P65"><text:span text:style-name="T1">Warm up:</text:span> 0.25 miles </text:p>
      <text:p text:style-name="P65"><text:span text:style-name="T1">Run:</text:span> 14 cemetery laps (4.44 miles) in 51:04 or 11:30/mile </text:p>
      <text:p text:style-name="P65">Ave HR: 113 bpm, Heart beats per mile: 1300, VO2Max: 45</text:p>
      <text:p text:style-name="P65"><text:span text:style-name="T1">Warm down: </text:span>0.25 miles</text:p>
      <text:p text:style-name="P61"><text:soft-page-break/><text:span text:style-name="T2">Mon June 28, 2021 </text:span>5.3 miles <text:s/></text:p>
      <text:p text:style-name="P65"><text:span text:style-name="T1">Warm up:</text:span> 0.25 miles </text:p>
      <text:p text:style-name="P65"><text:span text:style-name="T1">Run:</text:span> 15 cemetery laps (4.76 miles) in 55:05 or 11:04/mile </text:p>
      <text:p text:style-name="P65">Ave HR: 117 bpm, Heart beats per mile: 1295, VO2Max: 45, ElevChange(Garmin) 227 feet</text:p>
      <text:p text:style-name="P65"><text:span text:style-name="T1">Warm down: </text:span>0.25 miles</text:p>
      <text:p text:style-name="P65"/>
      <text:p text:style-name="P65">Tues June 29 – Thur July 1, 2021 <text:span text:style-name="T1">no running</text:span></text:p>
      <text:p text:style-name="P65"/>
      <text:p text:style-name="P61"><text:tab/><text:tab/>Running in Amsterdam</text:p>
      <text:p text:style-name="P65"/>
      <text:p text:style-name="P65">Fri July 2, 2021 <text:span text:style-name="T1">5 miles</text:span></text:p>
      <text:p text:style-name="P65">I ran 5 miles mainly on bike paths in Amsterdam</text:p>
      <text:p text:style-name="P65">Ave pace: 11:32/mile, Ave HR: 128, Heartbeats/mile: <text:s/>1476</text:p>
      <text:p text:style-name="P65"/>
      <text:p text:style-name="P65">Sat <text:s/>July 3, 2012 <text:span text:style-name="T1">5 miles</text:span> in 51:25</text:p>
      <text:p text:style-name="P65">I ran 5 miles mainly on bike paths in Amsterdam</text:p>
      <text:p text:style-name="P65">Ave pace: 10:16/mile, Ave HR: 125, Heartbeats/mile: <text:s/>1283</text:p>
      <text:p text:style-name="P65"/>
      <text:p text:style-name="P65">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1">Thur <text:s/>Nov. 11, 2021</text:p>
      <text:p text:style-name="P6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5"/>
      <text:p text:style-name="P65">Fri Nov. 26, 2021 </text:p>
      <text:p text:style-name="P65">In the past 2 weeks I have had 10 workouts on stationary recumbent bike, elliptical and indoor track. Total miles of running: <text:span text:style-name="T1">18 miles</text:span></text:p>
      <text:p text:style-name="P65">Today I did 20 minutes on the elliptical machine.</text:p>
      <text:p text:style-name="P61"/>
      <text:p text:style-name="P61">In the last two weeks: 18 miles</text:p>
      <text:p text:style-name="P65"/>
      <text:p text:style-name="P65"><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553695077826406052" text:style-name="L12">
        <text:list-item>
          <text:list>
            <text:list-header>
              <text:p text:style-name="P125"><text:s text:c="6"/><text:span text:style-name="T1">3.75 miles of running</text:span> and 0.5 miles of walking</text:p>
              <text:p text:style-name="P125">Mon Dec 6, 2021 30 minutes on elliptical at speeds settings between 15 and 21.</text:p>
              <text:p text:style-name="P125">Thurs Dec 9, 2021 Mixing 2.75 miles of walking and running on the indoor track</text:p>
              <text:p text:style-name="P125"><text:s text:c="7"/><text:span text:style-name="T1">2.25 miles of running</text:span> and 0.5 miles of walking </text:p>
              <text:p text:style-name="P125">Fri Dec10,2021 35 minutes on a stationary recumbent bike at level 12 at various speeds</text:p>
              <text:p text:style-name="P125"><text:s text:c="7"/>Pulse rose to 161</text:p>
              <text:p text:style-name="P125">Sat Dec 11, <text:span text:style-name="T1">3x1 mile</text:span> with ¼ mile walks before, between and after each run.</text:p>
              <text:p text:style-name="P125"><text:s text:c="7"/>Times: 11:45, 11:42, 10:54 </text:p>
              <text:p text:style-name="P125">Mon Dec 13, 2021 35 minutes on stationary recumbent bike. <text:s/>I brought my pulse to 163</text:p>
              <text:p text:style-name="P125">Tues Dec 14, On the indoor track: <text:span text:style-name="T1">3 miles of mainly running</text:span> and a little walking.</text:p>
              <text:list>
                <text:list-item>
                  <text:list>
                    <text:list-header>
                      <text:p text:style-name="P125"><text:s text:c="8"/>Splits: 11:50, 11:48, 11:39</text:p>
                      <text:p text:style-name="P125">Wed Dec 15, 2021 35 minutes on stationary recumbent bike. <text:s/>I brought my pulse to 161</text:p>
                      <text:p text:style-name="P125">Thur Dec 16, 2021 ½ mile walk to Wise Center, 4 mile run/walk averaging 13:02/mile</text:p>
                      <text:p text:style-name="P125"><text:s text:c="8"/>¼ mile walk. <text:s/>About <text:span text:style-name="T1">3.5 miles running</text:span></text:p>
                      <text:p text:style-name="P125">Fri Dec 16 -Sun Dec 19, 2021 <text:span text:style-name="T1">6 miles of running</text:span> and 2 miles of walking</text:p>
                      <text:p text:style-name="P125">Mon <text:s/>Dec 20, 2021 3 cycles with the weight machines</text:p>
                      <text:p text:style-name="P125">Wed Dec 22, 2021 Warm up on indoor track and rest a little. 1.5 mile Splits: 9:57 + 4:47</text:p>
                      <text:list>
                        <text:list-header>
                          <text:p text:style-name="P125"><text:s text:c="8"/>Total miles: <text:span text:style-name="T1">2.3 miles </text:span></text:p>
                          <text:p text:style-name="P12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729453" text:continue-numbering="true" text:style-name="L12">
        <text:list-item>
          <text:list>
            <text:list-header>
              <text:p text:style-name="P145">Sun Dec 26, 2021 31 minutes on the elliptical at about a speed of 15.5 </text:p>
              <text:p text:style-name="P125">Tues Dec 28, 2021 <text:span text:style-name="T1">2</text:span> miles of walking on the cemetery loop averaging 16:00/mile</text:p>
              <text:p text:style-name="P125">Wed Dec 29, 2021 <text:span text:style-name="T1">2</text:span> miles on the cemetery loop.</text:p>
              <text:p text:style-name="P125">Thur Dec 30, 2021 <text:span text:style-name="T1">2</text:span> miles on the cemetery loop.</text:p>
              <text:p text:style-name="P125">Fri Dec 31, 2021 <text:span text:style-name="T1">2.5</text:span> miles on the cemetery loop.</text:p>
              <text:p text:style-name="P125"/>
              <text:p text:style-name="P125">Happy New Year!</text:p>
              <text:p text:style-name="P125"/>
              <text:p text:style-name="P125">Tues Jan 4, 2022 <text:span text:style-name="T1">2.5</text:span> miles on the indoor track.</text:p>
              <text:p text:style-name="P125">Wed Jan 5, 2022 <text:span text:style-name="T1">2.5</text:span> miles on the indoor track.</text:p>
              <text:p text:style-name="P12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422872799889947568" text:style-name="L13">
        <text:list-item>
          <text:list>
            <text:list-header>
              <text:p text:style-name="P136">12.25 miles in the last week</text:p>
              <text:p text:style-name="P126"/>
              <text:p text:style-name="P126">Sat Feb 5, 2022 3 miles </text:p>
              <text:p text:style-name="P12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117770940634579866" text:style-name="L14">
        <text:list-item>
          <text:list>
            <text:list-header>
              <text:p text:style-name="P12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1">200m run, 200m jog, 400m run, 400m jog, 600m run, 600m jog</text:p>
      <text:p text:style-name="P111">600m run, 600m j<text:span text:style-name="T30">og</text:span>, 400m run, 400m jog, 200m run, 200m jog</text:p>
      <text:p text:style-name="P111"><text:s/>Times for runs: 59s, 2:04, 3:06, 3:03, 1:47.7, 53.9 </text:p>
      <text:p text:style-name="P111"/>
      <text:p text:style-name="P111">Tues March 22, 2022 <text:span text:style-name="T1">3.1 miles</text:span></text:p>
      <text:p text:style-name="P111"><text:span text:style-name="T1">Warm up:</text:span> 0.7 miles on the cemetery loop <text:s text:c="7"/></text:p>
      <text:p text:style-name="P112"><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0"/>
      <text:p text:style-name="P10">In the past week: 23.9 miles <text:s/>(54 days in a row)</text:p>
      <text:p text:style-name="P80"/>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651835651408339271" text:style-name="L15">
        <text:list-item>
          <text:list>
            <text:list-header>
              <text:p text:style-name="P128">1.5 miles averaging about 9:40/mile and rest 1 min</text:p>
            </text:list-header>
          </text:list>
        </text:list-item>
      </text:list>
      <text:p text:style-name="P23">1 mile in 8:26 and rest 2 min</text:p>
      <text:list xml:id="list247218373209288525" text:style-name="L16">
        <text:list-item>
          <text:list>
            <text:list-header>
              <text:p text:style-name="P12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147638765411802645" text:style-name="L17">
        <text:list-item>
          <text:list>
            <text:list-header>
              <text:p text:style-name="P130">5.25 miles on roads and bike paths in Oosterwold</text:p>
              <text:p text:style-name="P137">Average pace: 11:08/mile</text:p>
              <text:p text:style-name="P13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2752639" text:continue-numbering="true" text:style-name="L17">
        <text:list-item>
          <text:list>
            <text:list-header>
              <text:p text:style-name="P130">5.25 miles on roads and bike paths in Oosterwold</text:p>
              <text:p text:style-name="P137">Average pace: 9:52/mile</text:p>
              <text:p text:style-name="P137">Warm down: 0.25 miles</text:p>
            </text:list-header>
          </text:list>
        </text:list-item>
      </text:list>
      <text:p text:style-name="P10"/>
      <text:p text:style-name="P23">Tues May 17, 2022 no running</text:p>
      <text:list xml:id="list8777381700606783673" text:style-name="L18">
        <text:list-item>
          <text:list>
            <text:list-header>
              <text:p text:style-name="P13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572637053090488400" text:style-name="L19">
        <text:list-item>
          <text:list>
            <text:list-header>
              <text:p text:style-name="P132">1.11 miles at 8:37/mile Ave HR=148 bpm and rest a few minutes</text:p>
              <text:p text:style-name="P132">(Pace*HR)=1275</text:p>
              <text:p text:style-name="P132">2.25 miles at 10:49/mile Ave HR=135 bpm </text:p>
              <text:p text:style-name="P132">(Pace*HR)=1460</text:p>
            </text:list-header>
          </text:list>
        </text:list-item>
      </text:list>
      <text:list xml:id="list893555609803326499" text:style-name="L20">
        <text:list-item>
          <text:list>
            <text:list-header>
              <text:p text:style-name="P113"/>
            </text:list-header>
          </text:list>
        </text:list-item>
      </text:list>
      <text:p text:style-name="P23">Thur May 19, 2022 <text:span text:style-name="T1">4 miles</text:span></text:p>
      <text:p text:style-name="P23">2 miles at 10:45/miles Ave HR= 115 bpm and rest a few minutes</text:p>
      <text:list xml:id="list32734752" text:continue-list="list1572637053090488400" text:style-name="L19">
        <text:list-item>
          <text:list>
            <text:list-header>
              <text:p text:style-name="P132">(Pace*HR)=1240</text:p>
            </text:list-header>
          </text:list>
        </text:list-item>
      </text:list>
      <text:list xml:id="list32752541" text:continue-list="list8777381700606783673" text:style-name="L18">
        <text:list-item>
          <text:list>
            <text:list-header>
              <text:p text:style-name="P131">2 miles at 10:46/mile Ave HR= 121 bpm and rest a few minutes</text:p>
            </text:list-header>
          </text:list>
        </text:list-item>
      </text:list>
      <text:list xml:id="list32728455" text:continue-list="list32734752" text:style-name="L19">
        <text:list-item>
          <text:list>
            <text:list-header>
              <text:p text:style-name="P132">(Pace*HR)=1300</text:p>
              <text:p text:style-name="P132"/>
            </text:list-header>
          </text:list>
        </text:list-item>
      </text:list>
      <text:p text:style-name="P23">Fri May 20, 2022 <text:span text:style-name="T1">6.25 miles</text:span></text:p>
      <text:p text:style-name="P23">1 miles in 11:02/miles Ave HR= 134 bpm and rest a few minutes</text:p>
      <text:list xml:id="list32734938" text:continue-numbering="true" text:style-name="L19">
        <text:list-item>
          <text:list>
            <text:list-header>
              <text:p text:style-name="P13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296023044260217281" text:style-name="L21">
        <text:list-item>
          <text:list>
            <text:list-header>
              <text:p text:style-name="P13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27462999831759916" text:style-name="L22">
        <text:list-item>
          <text:list>
            <text:list-header>
              <text:p text:style-name="P13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text:p>
      <text:p text:style-name="P10">5k splits: <text:span text:style-name="T2">9:50/mile and 9:00/mile</text:span></text:p>
      <text:p text:style-name="P23"/>
      <text:p text:style-name="P10"><text:span text:style-name="T2">Fri June 10, 2022 </text:span>no running</text:p>
      <text:p text:style-name="P10"/>
      <text:list xml:id="list6026516288982604706" text:style-name="L23">
        <text:list-item>
          <text:list>
            <text:list-header>
              <text:p text:style-name="P13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the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
      <text:p text:style-name="P23"><text:soft-page-break/></text:p>
      <text:p text:style-name="P23"/>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691443309891757018" text:style-name="L24">
        <text:list-item>
          <text:list>
            <text:list-header>
              <text:p text:style-name="P13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1">Mon June 20, 2022 <text:s text:c="10"/>31:59<text:tab/> 10:06/mile <text:s text:c="7"/>3:12<text:tab/><text:tab/><text:tab/>126</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6-24T12:50:47.80</dc:date>
    <dc:creator>James Lombardi</dc:creator>
    <meta:editing-duration>P14DT1H11M30S</meta:editing-duration>
    <meta:editing-cycles>1187</meta:editing-cycles>
    <meta:generator>OpenOffice/4.1.2$Win32 OpenOffice.org_project/412m3$Build-9782</meta:generator>
    <meta:document-statistic meta:table-count="0" meta:image-count="9" meta:object-count="0" meta:page-count="128" meta:paragraph-count="3595" meta:word-count="38851" meta:character-count="198792"/>
  </office:meta>
</office:document-meta>
</file>